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ce2" style:family="table-cell" style:parent-style-name="Default" style:data-style-name="N0"/>
    <style:style style:name="ce4" style:family="table-cell" style:parent-style-name="Default" style:data-style-name="N108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08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08">
      <style:table-cell-properties fo:border-bottom="0.06pt solid #000000" fo:border-left="0.06pt solid #000000" fo:border-right="none" fo:border-top="none"/>
    </style:style>
    <style:style style:name="ce34" style:family="table-cell" style:parent-style-name="Default" style:data-style-name="N108">
      <style:table-cell-properties fo:border-bottom="none" fo:background-color="#ffff6d" fo:border-left="none" fo:border-right="none" fo:border-top="0.06pt solid #000000"/>
    </style:style>
    <style:style style:name="ce14" style:family="table-cell" style:parent-style-name="Default" style:data-style-name="N108">
      <style:table-cell-properties fo:background-color="#b4c7dc"/>
    </style:style>
    <style:style style:name="ce36" style:family="table-cell" style:parent-style-name="Default" style:data-style-name="N108">
      <style:table-cell-properties fo:background-color="transparent"/>
      <style:text-properties fo:color="#b2b2b2"/>
    </style:style>
    <style:style style:name="ce9" style:family="table-cell" style:parent-style-name="Default" style:data-style-name="N108">
      <style:table-cell-properties fo:border-bottom="0.06pt solid #000000" fo:border-left="none" fo:border-right="none" fo:border-top="none"/>
    </style:style>
    <style:style style:name="ce38" style:family="table-cell" style:parent-style-name="Default" style:data-style-name="N108">
      <style:table-cell-properties fo:background-color="#e0c2cd"/>
    </style:style>
    <style:style style:name="ce16" style:family="table-cell" style:parent-style-name="Default" style:data-style-name="N108">
      <style:table-cell-properties fo:background-color="#e6e905"/>
    </style:style>
    <style:style style:name="ce40" style:family="table-cell" style:parent-style-name="Default" style:data-style-name="N108">
      <style:table-cell-properties fo:background-color="#d4ea6b"/>
    </style:style>
    <style:style style:name="ce3" style:family="table-cell" style:parent-style-name="Default" style:data-style-name="N108">
      <style:table-cell-properties fo:background-color="#ffffd7"/>
    </style:style>
    <style:style style:name="ce17" style:family="table-cell" style:parent-style-name="Default" style:data-style-name="N108">
      <style:table-cell-properties fo:background-color="#dee6ef"/>
    </style:style>
    <style:style style:name="ce7" style:family="table-cell" style:parent-style-name="Default" style:data-style-name="N108">
      <style:table-cell-properties fo:background-color="#dddddd"/>
    </style:style>
    <style:style style:name="ce8" style:family="table-cell" style:parent-style-name="Default" style:data-style-name="N108">
      <style:table-cell-properties fo:border-bottom="none" fo:background-color="#dddddd" fo:border-left="none" fo:border-right="none" fo:border-top="0.06pt solid #000000"/>
    </style:style>
    <style:style style:name="ce18" style:family="table-cell" style:parent-style-name="Default" style:data-style-name="N108">
      <style:table-cell-properties fo:background-color="#f6f9d4"/>
    </style:style>
    <style:style style:name="ce10" style:family="table-cell" style:parent-style-name="Default" style:data-style-name="N108">
      <style:table-cell-properties fo:border-bottom="none" fo:background-color="#dddddd" fo:border-left="none" fo:border-right="0.06pt solid #000000" fo:border-top="0.06pt solid #000000"/>
    </style:style>
    <style:style style:name="ce11" style:family="table-cell" style:parent-style-name="Default" style:data-style-name="N108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08">
      <style:table-cell-properties fo:border-bottom="none" fo:background-color="#dddddd" fo:border-left="none" fo:border-right="0.06pt solid #000000" fo:border-top="none"/>
    </style:style>
    <style:style style:name="ce13" style:family="table-cell" style:parent-style-name="Default" style:data-style-name="N108">
      <style:table-cell-properties fo:border-bottom="0.06pt solid #000000" fo:border-left="none" fo:border-right="0.06pt solid #000000" fo:border-top="none"/>
    </style:style>
    <style:style style:name="ce50" style:family="table-cell" style:parent-style-name="Default" style:data-style-name="N108">
      <style:table-cell-properties fo:border-bottom="none" fo:background-color="#dee6ef" fo:border-left="0.06pt solid #000000" fo:border-right="none" fo:border-top="0.06pt solid #000000"/>
    </style:style>
    <style:style style:name="ce51" style:family="table-cell" style:parent-style-name="Default" style:data-style-name="N108">
      <style:table-cell-properties fo:border-bottom="none" fo:background-color="#dee6ef" fo:border-left="0.06pt solid #000000" fo:border-right="none" fo:border-top="none"/>
    </style:style>
    <style:style style:name="ce52" style:family="table-cell" style:parent-style-name="Default" style:data-style-name="N108">
      <style:table-cell-properties fo:border-bottom="0.06pt solid #000000" fo:background-color="#dee6ef" fo:border-left="0.06pt solid #000000" fo:border-right="none" fo:border-top="none"/>
    </style:style>
    <style:style style:name="ce15" style:family="table-cell" style:parent-style-name="Default" style:data-style-name="N108">
      <style:table-cell-properties fo:background-color="#ffd7d7"/>
    </style:style>
    <style:style style:name="ce54" style:family="table-cell" style:parent-style-name="Default" style:data-style-name="N108">
      <style:table-cell-properties fo:border-bottom="none" fo:background-color="#e6e905" fo:border-left="none" fo:border-right="none" fo:border-top="0.06pt solid #000000"/>
    </style:style>
    <style:style style:name="ce55" style:family="table-cell" style:parent-style-name="Default" style:data-style-name="N108">
      <style:table-cell-properties fo:border-bottom="0.06pt solid #000000" fo:background-color="#e6e905" fo:border-left="none" fo:border-right="none" fo:border-top="none"/>
    </style:style>
    <style:style style:name="ce56" style:family="table-cell" style:parent-style-name="Default" style:data-style-name="N108">
      <style:table-cell-properties fo:border-bottom="none" fo:background-color="#d4ea6b" fo:border-left="none" fo:border-right="none" fo:border-top="0.06pt solid #000000"/>
    </style:style>
    <style:style style:name="ce57" style:family="table-cell" style:parent-style-name="Default" style:data-style-name="N108">
      <style:table-cell-properties fo:border-bottom="0.06pt solid #000000" fo:background-color="#d4ea6b" fo:border-left="none" fo:border-right="none" fo:border-top="none"/>
    </style:style>
    <style:style style:name="ce75" style:family="table-cell" style:parent-style-name="Default" style:data-style-name="N108">
      <style:text-properties fo:color="#b2b2b2"/>
    </style:style>
    <style:style style:name="ce76" style:family="table-cell" style:parent-style-name="Default" style:data-style-name="N108">
      <style:table-cell-properties fo:background-color="#81d41a"/>
    </style:style>
    <style:style style:name="ce77" style:family="table-cell" style:parent-style-name="Default" style:data-style-name="N108">
      <style:table-cell-properties fo:background-color="#ff3838"/>
    </style:style>
    <style:style style:name="ce78" style:family="table-cell" style:parent-style-name="Default" style:data-style-name="N108">
      <style:table-cell-properties fo:background-color="#b7b3ca"/>
    </style:style>
    <style:style style:name="ce58" style:family="table-cell" style:parent-style-name="Default" style:data-style-name="N108">
      <style:table-cell-properties fo:border-bottom="none" fo:background-color="#ffff6d" fo:border-left="none" fo:border-right="0.06pt solid #000000" fo:border-top="0.06pt solid #000000"/>
    </style:style>
    <style:style style:name="ce59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0" style:family="table-cell" style:parent-style-name="Default" style:data-style-name="N108">
      <style:table-cell-properties fo:border-bottom="none" fo:background-color="#e0c2cd" fo:border-left="none" fo:border-right="0.06pt solid #000000" fo:border-top="0.06pt solid #000000"/>
    </style:style>
    <style:style style:name="ce61" style:family="table-cell" style:parent-style-name="Default" style:data-style-name="N108">
      <style:table-cell-properties fo:border-bottom="none" fo:background-color="#e0c2cd" fo:border-left="none" fo:border-right="0.06pt solid #000000" fo:border-top="none"/>
    </style:style>
    <style:style style:name="ce62" style:family="table-cell" style:parent-style-name="Default" style:data-style-name="N108">
      <style:table-cell-properties fo:border-bottom="0.06pt solid #000000" fo:background-color="#e0c2cd" fo:border-left="none" fo:border-right="0.06pt solid #000000" fo:border-top="none"/>
    </style:style>
    <style:style style:name="ce19" style:family="table-cell" style:parent-style-name="Default" style:data-style-name="N108">
      <style:table-cell-properties fo:background-color="#b4c7dc" fo:border="0.06pt solid #000000"/>
    </style:style>
    <style:style style:name="ce20" style:family="table-cell" style:parent-style-name="Default" style:data-style-name="N108">
      <style:table-cell-properties fo:background-color="#ffd7d7" fo:border="0.06pt solid #000000"/>
    </style:style>
    <style:style style:name="ce21" style:family="table-cell" style:parent-style-name="Default" style:data-style-name="N108">
      <style:table-cell-properties fo:background-color="#e6e905" fo:border="0.06pt solid #000000"/>
    </style:style>
    <style:style style:name="ce22" style:family="table-cell" style:parent-style-name="Default" style:data-style-name="N108">
      <style:table-cell-properties fo:background-color="#dee6ef" fo:border="0.06pt solid #000000"/>
    </style:style>
    <style:style style:name="ce23" style:family="table-cell" style:parent-style-name="Default" style:data-style-name="N108">
      <style:table-cell-properties fo:background-color="#f6f9d4" fo:border="0.06pt solid #000000"/>
    </style:style>
    <style:style style:name="ce24" style:family="table-cell" style:parent-style-name="Default" style:data-style-name="N108">
      <style:table-cell-properties fo:border="0.06pt solid #000000"/>
      <style:text-properties fo:color="#b2b2b2"/>
    </style:style>
    <style:style style:name="ce90" style:family="table-cell" style:parent-style-name="Default" style:data-style-name="N108">
      <style:table-cell-properties fo:background-color="#81d41a" fo:border="0.06pt solid #000000"/>
    </style:style>
    <style:style style:name="ce91" style:family="table-cell" style:parent-style-name="Default" style:data-style-name="N108">
      <style:table-cell-properties fo:background-color="#ff3838" fo:border="0.06pt solid #000000"/>
    </style:style>
    <style:style style:name="ce92" style:family="table-cell" style:parent-style-name="Default" style:data-style-name="N108">
      <style:table-cell-properties fo:background-color="#b7b3ca" fo:border="0.06pt solid #000000"/>
    </style:style>
    <style:style style:name="ce93" style:family="table-cell" style:parent-style-name="Default" style:data-style-name="N108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color="#666666"/>
    </style:style>
    <style:style style:name="ce94" style:family="table-cell" style:parent-style-name="Default" style:data-style-name="N108">
      <style:table-cell-properties fo:border-bottom="none" fo:background-color="#f6f9d4" fo:border-left="none" fo:border-right="none" fo:border-top="0.06pt solid #000000"/>
    </style:style>
    <style:style style:name="ce95" style:family="table-cell" style:parent-style-name="Default" style:data-style-name="N108">
      <style:table-cell-properties fo:background-color="transparent"/>
      <style:text-properties fo:color="#666666"/>
    </style:style>
    <style:style style:name="ce96" style:family="table-cell" style:parent-style-name="Default" style:data-style-name="N108">
      <style:table-cell-properties fo:border-bottom="0.06pt solid #000000" fo:background-color="transparent" fo:border-left="none" fo:border-right="none" fo:border-top="none"/>
      <style:text-properties fo:color="#666666"/>
    </style:style>
    <style:style style:name="ce26" style:family="table-cell" style:parent-style-name="Default" style:data-style-name="N108">
      <style:table-cell-properties fo:background-color="transparent"/>
    </style:style>
    <style:style style:name="ce98" style:family="table-cell" style:parent-style-name="Default" style:data-style-name="N108">
      <style:table-cell-properties fo:border-bottom="none" fo:background-color="transparent" fo:border-left="none" fo:border-right="0.06pt solid #000000" fo:border-top="0.06pt solid #000000"/>
    </style:style>
    <style:style style:name="ce99" style:family="table-cell" style:parent-style-name="Default" style:data-style-name="N108">
      <style:table-cell-properties fo:border-bottom="none" fo:background-color="transparent" fo:border-left="none" fo:border-right="0.06pt solid #000000" fo:border-top="none"/>
      <style:text-properties fo:color="#3b160e"/>
    </style:style>
    <style:style style:name="ce100" style:family="table-cell" style:parent-style-name="Default" style:data-style-name="N108">
      <style:table-cell-properties fo:border-bottom="none" fo:background-color="#f6f9d4" fo:border-left="none" fo:border-right="0.06pt solid #000000" fo:border-top="none"/>
      <style:text-properties fo:color="#000000"/>
    </style:style>
    <style:style style:name="ce101" style:family="table-cell" style:parent-style-name="Default" style:data-style-name="N108">
      <style:table-cell-properties fo:border-bottom="0.06pt solid #000000" fo:background-color="transparent" fo:border-left="none" fo:border-right="0.06pt solid #000000" fo:border-top="none"/>
      <style:text-properties fo:color="#3b160e"/>
    </style:style>
    <style:style style:name="ce27" style:family="table-cell" style:parent-style-name="Default" style:data-style-name="N108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61" table:default-cell-style-name="ce1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Manuelle DFT, fuer beliebige Originafkt mit N=8: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ttps://ti.tuwien.ac.at/cps/teaching/courses/dspv/files/DFT-FFT.pdf</text:p>
          </table:table-cell>
          <table:table-cell table:number-columns-repeated="4"/>
          <table:table-cell office:value-type="string" calcext:value-type="string">
            <text:p>Frequenz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Nur Info</text:p>
          </table:table-cell>
          <table:table-cell table:number-columns-repeated="3"/>
          <table:table-cell table:style-name="Default" office:value-type="string" calcext:value-type="string">
            <text:p>Cos-Sum*Fn</text:p>
          </table:table-cell>
          <table:table-cell office:value-type="string" calcext:value-type="string">
            <text:p>Sin-Sum*F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kts: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Fkt hier: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table:number-columns-repeated="2"/>
          <table:table-cell table:number-columns-repeated="4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formula="of:=COS(2*PI()/8*[.A8])" office:value-type="float" office:value="1" calcext:value-type="float">
            <text:p>1,0000000</text:p>
          </table:table-cell>
          <table:table-cell table:formula="of:=SIN(2*PI()/8*[.A8])" office:value-type="float" office:value="0" calcext:value-type="float">
            <text:p>0,0000000</text:p>
          </table:table-cell>
          <table:table-cell/>
          <table:table-cell table:style-name="ce3" office:value-type="float" office:value="0" calcext:value-type="float">
            <text:p>0,0000000</text:p>
          </table:table-cell>
          <table:table-cell table:style-name="ce7" table:formula="of:=COS(2*PI()/8*[.$A8]*[.F$7])*[.$E8]" office:value-type="float" office:value="0" calcext:value-type="float">
            <text:p>0,0000000</text:p>
          </table:table-cell>
          <table:table-cell table:style-name="ce7" table:formula="of:=SIN(2*PI()/8*[.$A8]*[.G$7])*[.$E8]" office:value-type="float" office:value="0" calcext:value-type="float">
            <text:p>0,0000000</text:p>
          </table:table-cell>
          <table:table-cell table:formula="of:=COS(2*PI()/8*[.$A8]*[.H$7])*[.$E8]" office:value-type="float" office:value="0" calcext:value-type="float">
            <text:p>0,0000000</text:p>
          </table:table-cell>
          <table:table-cell table:formula="of:=SIN(2*PI()/8*[.$A8]*[.I$7])*[.$E8]" office:value-type="float" office:value="0" calcext:value-type="float">
            <text:p>0,0000000</text:p>
          </table:table-cell>
          <table:table-cell table:formula="of:=COS(2*PI()/8*[.$A8]*[.J$7])*[.$E8]" office:value-type="float" office:value="0" calcext:value-type="float">
            <text:p>0,0000000</text:p>
          </table:table-cell>
          <table:table-cell table:formula="of:=SIN(2*PI()/8*[.$A8]*[.K$7])*[.$E8]" office:value-type="float" office:value="0" calcext:value-type="float">
            <text:p>0,0000000</text:p>
          </table:table-cell>
          <table:table-cell table:formula="of:=COS(2*PI()/8*[.$A8]*[.L$7])*[.$E8]" office:value-type="float" office:value="0" calcext:value-type="float">
            <text:p>0,0000000</text:p>
          </table:table-cell>
          <table:table-cell table:formula="of:=SIN(2*PI()/8*[.$A8]*[.M$7])*[.$E8]" office:value-type="float" office:value="0" calcext:value-type="float">
            <text:p>0,0000000</text:p>
          </table:table-cell>
          <table:table-cell table:formula="of:=COS(2*PI()/8*[.$A8]*[.N$7])*[.$E8]" office:value-type="float" office:value="0" calcext:value-type="float">
            <text:p>0,0000000</text:p>
          </table:table-cell>
          <table:table-cell table:formula="of:=SIN(2*PI()/8*[.$A8]*[.O$7])*[.$E8]" office:value-type="float" office:value="0" calcext:value-type="float">
            <text:p>0,0000000</text:p>
          </table:table-cell>
          <table:table-cell table:style-name="ce7" table:formula="of:=COS(2*PI()/8*[.$A8]*[.P$7])*[.$E8]" office:value-type="float" office:value="0" calcext:value-type="float">
            <text:p>0,0000000</text:p>
          </table:table-cell>
          <table:table-cell table:style-name="ce7" table:formula="of:=SIN(2*PI()/8*[.$A8]*[.Q$7])*[.$E8]" office:value-type="float" office:value="0" calcext:value-type="float">
            <text:p>0,0000000</text:p>
          </table:table-cell>
          <table:table-cell table:formula="of:=COS(2*PI()/8*[.$A8]*[.R$7])*[.$E8]" office:value-type="float" office:value="0" calcext:value-type="float">
            <text:p>0,0000000</text:p>
          </table:table-cell>
          <table:table-cell table:formula="of:=SIN(2*PI()/8*[.$A8]*[.S$7])*[.$E8]" office:value-type="float" office:value="0" calcext:value-type="float">
            <text:p>0,0000000</text:p>
          </table:table-cell>
          <table:table-cell table:formula="of:=COS(2*PI()/8*[.$A8]*[.T$7])*[.$E8]" office:value-type="float" office:value="0" calcext:value-type="float">
            <text:p>0,0000000</text:p>
          </table:table-cell>
          <table:table-cell table:formula="of:=SIN(2*PI()/8*[.$A8]*[.U$7])*[.$E8]" office:value-type="float" office:value="0" calcext:value-type="float">
            <text:p>0,0000000</text:p>
          </table:table-cell>
          <table:table-cell table:number-columns-repeated="4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formula="of:=COS(2*PI()/8*[.A9])" office:value-type="float" office:value="0.707106781186548" calcext:value-type="float">
            <text:p>0,7071068</text:p>
          </table:table-cell>
          <table:table-cell table:formula="of:=SIN(2*PI()/8*[.A9])" office:value-type="float" office:value="0.707106781186548" calcext:value-type="float">
            <text:p>0,7071068</text:p>
          </table:table-cell>
          <table:table-cell/>
          <table:table-cell table:style-name="ce3" office:value-type="float" office:value="7.901507" calcext:value-type="float">
            <text:p>7,9015070</text:p>
          </table:table-cell>
          <table:table-cell table:style-name="ce7" table:formula="of:=COS(2*PI()/8*[.$A9]*[.F$7])*[.$E9]" office:value-type="float" office:value="7.901507" calcext:value-type="float">
            <text:p>7,9015070</text:p>
          </table:table-cell>
          <table:table-cell table:style-name="ce7" table:formula="of:=SIN(2*PI()/8*[.$A9]*[.G$7])*[.$E9]" office:value-type="float" office:value="0" calcext:value-type="float">
            <text:p>0,0000000</text:p>
          </table:table-cell>
          <table:table-cell table:formula="of:=COS(2*PI()/8*[.$A9]*[.H$7])*[.$E9]" office:value-type="float" office:value="5.58720918129297" calcext:value-type="float">
            <text:p>5,5872092</text:p>
          </table:table-cell>
          <table:table-cell table:formula="of:=SIN(2*PI()/8*[.$A9]*[.I$7])*[.$E9]" office:value-type="float" office:value="5.58720918129297" calcext:value-type="float">
            <text:p>5,5872092</text:p>
          </table:table-cell>
          <table:table-cell table:formula="of:=COS(2*PI()/8*[.$A9]*[.J$7])*[.$E9]" office:value-type="float" office:value="4.8382776279952E-016" calcext:value-type="float">
            <text:p>0,0000000</text:p>
          </table:table-cell>
          <table:table-cell table:formula="of:=SIN(2*PI()/8*[.$A9]*[.K$7])*[.$E9]" office:value-type="float" office:value="7.901507" calcext:value-type="float">
            <text:p>7,9015070</text:p>
          </table:table-cell>
          <table:table-cell table:formula="of:=COS(2*PI()/8*[.$A9]*[.L$7])*[.$E9]" office:value-type="float" office:value="-5.58720918129297" calcext:value-type="float">
            <text:p>-5,5872092</text:p>
          </table:table-cell>
          <table:table-cell table:formula="of:=SIN(2*PI()/8*[.$A9]*[.M$7])*[.$E9]" office:value-type="float" office:value="5.58720918129297" calcext:value-type="float">
            <text:p>5,5872092</text:p>
          </table:table-cell>
          <table:table-cell table:formula="of:=COS(2*PI()/8*[.$A9]*[.N$7])*[.$E9]" office:value-type="float" office:value="-7.901507" calcext:value-type="float">
            <text:p>-7,9015070</text:p>
          </table:table-cell>
          <table:table-cell table:formula="of:=SIN(2*PI()/8*[.$A9]*[.O$7])*[.$E9]" office:value-type="float" office:value="9.6765552559904E-016" calcext:value-type="float">
            <text:p>0,0000000</text:p>
          </table:table-cell>
          <table:table-cell table:style-name="ce7" table:formula="of:=COS(2*PI()/8*[.$A9]*[.P$7])*[.$E9]" office:value-type="float" office:value="-5.58720918129298" calcext:value-type="float">
            <text:p>-5,5872092</text:p>
          </table:table-cell>
          <table:table-cell table:style-name="ce7" table:formula="of:=SIN(2*PI()/8*[.$A9]*[.Q$7])*[.$E9]" office:value-type="float" office:value="-5.58720918129297" calcext:value-type="float">
            <text:p>-5,5872092</text:p>
          </table:table-cell>
          <table:table-cell table:formula="of:=COS(2*PI()/8*[.$A9]*[.R$7])*[.$E9]" office:value-type="float" office:value="-1.45148328839856E-015" calcext:value-type="float">
            <text:p>0,0000000</text:p>
          </table:table-cell>
          <table:table-cell table:formula="of:=SIN(2*PI()/8*[.$A9]*[.S$7])*[.$E9]" office:value-type="float" office:value="-7.901507" calcext:value-type="float">
            <text:p>-7,9015070</text:p>
          </table:table-cell>
          <table:table-cell table:formula="of:=COS(2*PI()/8*[.$A9]*[.T$7])*[.$E9]" office:value-type="float" office:value="5.58720918129297" calcext:value-type="float">
            <text:p>5,5872092</text:p>
          </table:table-cell>
          <table:table-cell table:formula="of:=SIN(2*PI()/8*[.$A9]*[.U$7])*[.$E9]" office:value-type="float" office:value="-5.58720918129298" calcext:value-type="float">
            <text:p>-5,5872092</text:p>
          </table:table-cell>
          <table:table-cell table:number-columns-repeated="4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formula="of:=COS(2*PI()/8*[.A10])" office:value-type="float" office:value="6.12323399573677E-017" calcext:value-type="float">
            <text:p>0,0000000</text:p>
          </table:table-cell>
          <table:table-cell table:formula="of:=SIN(2*PI()/8*[.A10])" office:value-type="float" office:value="1" calcext:value-type="float">
            <text:p>1,0000000</text:p>
          </table:table-cell>
          <table:table-cell/>
          <table:table-cell table:style-name="ce3" office:value-type="float" office:value="-2.472136" calcext:value-type="float">
            <text:p>-2,4721360</text:p>
          </table:table-cell>
          <table:table-cell table:style-name="ce7" table:formula="of:=COS(2*PI()/8*[.$A10]*[.F$7])*[.$E10]" office:value-type="float" office:value="-2.472136" calcext:value-type="float">
            <text:p>-2,4721360</text:p>
          </table:table-cell>
          <table:table-cell table:style-name="ce7" table:formula="of:=SIN(2*PI()/8*[.$A10]*[.G$7])*[.$E10]" office:value-type="float" office:value="-0" calcext:value-type="float">
            <text:p>0,0000000</text:p>
          </table:table-cell>
          <table:table-cell table:formula="of:=COS(2*PI()/8*[.$A10]*[.H$7])*[.$E10]" office:value-type="float" office:value="-1.51374671972847E-016" calcext:value-type="float">
            <text:p>0,0000000</text:p>
          </table:table-cell>
          <table:table-cell table:formula="of:=SIN(2*PI()/8*[.$A10]*[.I$7])*[.$E10]" office:value-type="float" office:value="-2.472136" calcext:value-type="float">
            <text:p>-2,4721360</text:p>
          </table:table-cell>
          <table:table-cell table:formula="of:=COS(2*PI()/8*[.$A10]*[.J$7])*[.$E10]" office:value-type="float" office:value="2.472136" calcext:value-type="float">
            <text:p>2,4721360</text:p>
          </table:table-cell>
          <table:table-cell table:formula="of:=SIN(2*PI()/8*[.$A10]*[.K$7])*[.$E10]" office:value-type="float" office:value="-3.02749343945694E-016" calcext:value-type="float">
            <text:p>0,0000000</text:p>
          </table:table-cell>
          <table:table-cell table:formula="of:=COS(2*PI()/8*[.$A10]*[.L$7])*[.$E10]" office:value-type="float" office:value="4.54124015918541E-016" calcext:value-type="float">
            <text:p>0,0000000</text:p>
          </table:table-cell>
          <table:table-cell table:formula="of:=SIN(2*PI()/8*[.$A10]*[.M$7])*[.$E10]" office:value-type="float" office:value="2.472136" calcext:value-type="float">
            <text:p>2,4721360</text:p>
          </table:table-cell>
          <table:table-cell table:formula="of:=COS(2*PI()/8*[.$A10]*[.N$7])*[.$E10]" office:value-type="float" office:value="-2.472136" calcext:value-type="float">
            <text:p>-2,4721360</text:p>
          </table:table-cell>
          <table:table-cell table:formula="of:=SIN(2*PI()/8*[.$A10]*[.O$7])*[.$E10]" office:value-type="float" office:value="6.05498687891388E-016" calcext:value-type="float">
            <text:p>0,0000000</text:p>
          </table:table-cell>
          <table:table-cell table:style-name="ce7" table:formula="of:=COS(2*PI()/8*[.$A10]*[.P$7])*[.$E10]" office:value-type="float" office:value="-7.56873359864235E-016" calcext:value-type="float">
            <text:p>0,0000000</text:p>
          </table:table-cell>
          <table:table-cell table:style-name="ce7" table:formula="of:=SIN(2*PI()/8*[.$A10]*[.Q$7])*[.$E10]" office:value-type="float" office:value="-2.472136" calcext:value-type="float">
            <text:p>-2,4721360</text:p>
          </table:table-cell>
          <table:table-cell table:formula="of:=COS(2*PI()/8*[.$A10]*[.R$7])*[.$E10]" office:value-type="float" office:value="2.472136" calcext:value-type="float">
            <text:p>2,4721360</text:p>
          </table:table-cell>
          <table:table-cell table:formula="of:=SIN(2*PI()/8*[.$A10]*[.S$7])*[.$E10]" office:value-type="float" office:value="-9.08248031837082E-016" calcext:value-type="float">
            <text:p>0,0000000</text:p>
          </table:table-cell>
          <table:table-cell table:formula="of:=COS(2*PI()/8*[.$A10]*[.T$7])*[.$E10]" office:value-type="float" office:value="1.05962270380993E-015" calcext:value-type="float">
            <text:p>0,0000000</text:p>
          </table:table-cell>
          <table:table-cell table:formula="of:=SIN(2*PI()/8*[.$A10]*[.U$7])*[.$E10]" office:value-type="float" office:value="2.472136" calcext:value-type="float">
            <text:p>2,4721360</text:p>
          </table:table-cell>
          <table:table-cell table:number-columns-repeated="4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formula="of:=COS(2*PI()/8*[.A11])" office:value-type="float" office:value="-0.707106781186547" calcext:value-type="float">
            <text:p>-0,7071068</text:p>
          </table:table-cell>
          <table:table-cell table:formula="of:=SIN(2*PI()/8*[.A11])" office:value-type="float" office:value="0.707106781186548" calcext:value-type="float">
            <text:p>0,7071068</text:p>
          </table:table-cell>
          <table:table-cell/>
          <table:table-cell table:style-name="ce3" office:value-type="float" office:value="-7.128052" calcext:value-type="float">
            <text:p>-7,1280520</text:p>
          </table:table-cell>
          <table:table-cell table:style-name="ce7" table:formula="of:=COS(2*PI()/8*[.$A11]*[.F$7])*[.$E11]" office:value-type="float" office:value="-7.128052" calcext:value-type="float">
            <text:p>-7,1280520</text:p>
          </table:table-cell>
          <table:table-cell table:style-name="ce7" table:formula="of:=SIN(2*PI()/8*[.$A11]*[.G$7])*[.$E11]" office:value-type="float" office:value="-0" calcext:value-type="float">
            <text:p>0,0000000</text:p>
          </table:table-cell>
          <table:table-cell table:formula="of:=COS(2*PI()/8*[.$A11]*[.H$7])*[.$E11]" office:value-type="float" office:value="5.04029390585033" calcext:value-type="float">
            <text:p>5,0402939</text:p>
          </table:table-cell>
          <table:table-cell table:formula="of:=SIN(2*PI()/8*[.$A11]*[.I$7])*[.$E11]" office:value-type="float" office:value="-5.04029390585033" calcext:value-type="float">
            <text:p>-5,0402939</text:p>
          </table:table-cell>
          <table:table-cell table:formula="of:=COS(2*PI()/8*[.$A11]*[.J$7])*[.$E11]" office:value-type="float" office:value="1.30940190989338E-015" calcext:value-type="float">
            <text:p>0,0000000</text:p>
          </table:table-cell>
          <table:table-cell table:formula="of:=SIN(2*PI()/8*[.$A11]*[.K$7])*[.$E11]" office:value-type="float" office:value="7.128052" calcext:value-type="float">
            <text:p>7,1280520</text:p>
          </table:table-cell>
          <table:table-cell table:formula="of:=COS(2*PI()/8*[.$A11]*[.L$7])*[.$E11]" office:value-type="float" office:value="-5.04029390585033" calcext:value-type="float">
            <text:p>-5,0402939</text:p>
          </table:table-cell>
          <table:table-cell table:formula="of:=SIN(2*PI()/8*[.$A11]*[.M$7])*[.$E11]" office:value-type="float" office:value="-5.04029390585033" calcext:value-type="float">
            <text:p>-5,0402939</text:p>
          </table:table-cell>
          <table:table-cell table:formula="of:=COS(2*PI()/8*[.$A11]*[.N$7])*[.$E11]" office:value-type="float" office:value="7.128052" calcext:value-type="float">
            <text:p>7,1280520</text:p>
          </table:table-cell>
          <table:table-cell table:formula="of:=SIN(2*PI()/8*[.$A11]*[.O$7])*[.$E11]" office:value-type="float" office:value="-2.61880381978677E-015" calcext:value-type="float">
            <text:p>0,0000000</text:p>
          </table:table-cell>
          <table:table-cell table:style-name="ce7" table:formula="of:=COS(2*PI()/8*[.$A11]*[.P$7])*[.$E11]" office:value-type="float" office:value="-5.04029390585033" calcext:value-type="float">
            <text:p>-5,0402939</text:p>
          </table:table-cell>
          <table:table-cell table:style-name="ce7" table:formula="of:=SIN(2*PI()/8*[.$A11]*[.Q$7])*[.$E11]" office:value-type="float" office:value="5.04029390585034" calcext:value-type="float">
            <text:p>5,0402939</text:p>
          </table:table-cell>
          <table:table-cell table:formula="of:=COS(2*PI()/8*[.$A11]*[.R$7])*[.$E11]" office:value-type="float" office:value="-3.92820572968015E-015" calcext:value-type="float">
            <text:p>0,0000000</text:p>
          </table:table-cell>
          <table:table-cell table:formula="of:=SIN(2*PI()/8*[.$A11]*[.S$7])*[.$E11]" office:value-type="float" office:value="-7.128052" calcext:value-type="float">
            <text:p>-7,1280520</text:p>
          </table:table-cell>
          <table:table-cell table:formula="of:=COS(2*PI()/8*[.$A11]*[.T$7])*[.$E11]" office:value-type="float" office:value="5.04029390585033" calcext:value-type="float">
            <text:p>5,0402939</text:p>
          </table:table-cell>
          <table:table-cell table:formula="of:=SIN(2*PI()/8*[.$A11]*[.U$7])*[.$E11]" office:value-type="float" office:value="5.04029390585033" calcext:value-type="float">
            <text:p>5,0402939</text:p>
          </table:table-cell>
          <table:table-cell table:number-columns-repeated="4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formula="of:=COS(2*PI()/8*[.A12])" office:value-type="float" office:value="-1" calcext:value-type="float">
            <text:p>-1,0000000</text:p>
          </table:table-cell>
          <table:table-cell table:formula="of:=SIN(2*PI()/8*[.A12])" office:value-type="float" office:value="1.22464679914735E-016" calcext:value-type="float">
            <text:p>0,0000000</text:p>
          </table:table-cell>
          <table:table-cell/>
          <table:table-cell table:style-name="ce3" office:value-type="float" office:value="4.702282" calcext:value-type="float">
            <text:p>4,7022820</text:p>
          </table:table-cell>
          <table:table-cell table:style-name="ce7" table:formula="of:=COS(2*PI()/8*[.$A12]*[.F$7])*[.$E12]" office:value-type="float" office:value="4.702282" calcext:value-type="float">
            <text:p>4,7022820</text:p>
          </table:table-cell>
          <table:table-cell table:style-name="ce7" table:formula="of:=SIN(2*PI()/8*[.$A12]*[.G$7])*[.$E12]" office:value-type="float" office:value="0" calcext:value-type="float">
            <text:p>0,0000000</text:p>
          </table:table-cell>
          <table:table-cell table:formula="of:=COS(2*PI()/8*[.$A12]*[.H$7])*[.$E12]" office:value-type="float" office:value="-4.702282" calcext:value-type="float">
            <text:p>-4,7022820</text:p>
          </table:table-cell>
          <table:table-cell table:formula="of:=SIN(2*PI()/8*[.$A12]*[.I$7])*[.$E12]" office:value-type="float" office:value="5.75863459998821E-016" calcext:value-type="float">
            <text:p>0,0000000</text:p>
          </table:table-cell>
          <table:table-cell table:formula="of:=COS(2*PI()/8*[.$A12]*[.J$7])*[.$E12]" office:value-type="float" office:value="4.702282" calcext:value-type="float">
            <text:p>4,7022820</text:p>
          </table:table-cell>
          <table:table-cell table:formula="of:=SIN(2*PI()/8*[.$A12]*[.K$7])*[.$E12]" office:value-type="float" office:value="-1.15172691999764E-015" calcext:value-type="float">
            <text:p>0,0000000</text:p>
          </table:table-cell>
          <table:table-cell table:formula="of:=COS(2*PI()/8*[.$A12]*[.L$7])*[.$E12]" office:value-type="float" office:value="-4.702282" calcext:value-type="float">
            <text:p>-4,7022820</text:p>
          </table:table-cell>
          <table:table-cell table:formula="of:=SIN(2*PI()/8*[.$A12]*[.M$7])*[.$E12]" office:value-type="float" office:value="1.72759037999646E-015" calcext:value-type="float">
            <text:p>0,0000000</text:p>
          </table:table-cell>
          <table:table-cell table:formula="of:=COS(2*PI()/8*[.$A12]*[.N$7])*[.$E12]" office:value-type="float" office:value="4.702282" calcext:value-type="float">
            <text:p>4,7022820</text:p>
          </table:table-cell>
          <table:table-cell table:formula="of:=SIN(2*PI()/8*[.$A12]*[.O$7])*[.$E12]" office:value-type="float" office:value="-2.30345383999529E-015" calcext:value-type="float">
            <text:p>0,0000000</text:p>
          </table:table-cell>
          <table:table-cell table:style-name="ce7" table:formula="of:=COS(2*PI()/8*[.$A12]*[.P$7])*[.$E12]" office:value-type="float" office:value="-4.702282" calcext:value-type="float">
            <text:p>-4,7022820</text:p>
          </table:table-cell>
          <table:table-cell table:style-name="ce7" table:formula="of:=SIN(2*PI()/8*[.$A12]*[.Q$7])*[.$E12]" office:value-type="float" office:value="2.87931729999411E-015" calcext:value-type="float">
            <text:p>0,0000000</text:p>
          </table:table-cell>
          <table:table-cell table:formula="of:=COS(2*PI()/8*[.$A12]*[.R$7])*[.$E12]" office:value-type="float" office:value="4.702282" calcext:value-type="float">
            <text:p>4,7022820</text:p>
          </table:table-cell>
          <table:table-cell table:formula="of:=SIN(2*PI()/8*[.$A12]*[.S$7])*[.$E12]" office:value-type="float" office:value="-3.45518075999293E-015" calcext:value-type="float">
            <text:p>0,0000000</text:p>
          </table:table-cell>
          <table:table-cell table:formula="of:=COS(2*PI()/8*[.$A12]*[.T$7])*[.$E12]" office:value-type="float" office:value="-4.702282" calcext:value-type="float">
            <text:p>-4,7022820</text:p>
          </table:table-cell>
          <table:table-cell table:formula="of:=SIN(2*PI()/8*[.$A12]*[.U$7])*[.$E12]" office:value-type="float" office:value="4.03104421999175E-015" calcext:value-type="float">
            <text:p>0,0000000</text:p>
          </table:table-cell>
          <table:table-cell table:number-columns-repeated="4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formula="of:=COS(2*PI()/8*[.A13])" office:value-type="float" office:value="-0.707106781186548" calcext:value-type="float">
            <text:p>-0,7071068</text:p>
          </table:table-cell>
          <table:table-cell table:formula="of:=SIN(2*PI()/8*[.A13])" office:value-type="float" office:value="-0.707106781186547" calcext:value-type="float">
            <text:p>-0,7071068</text:p>
          </table:table-cell>
          <table:table-cell/>
          <table:table-cell table:style-name="ce3" office:value-type="float" office:value="5.656854" calcext:value-type="float">
            <text:p>5,6568540</text:p>
          </table:table-cell>
          <table:table-cell table:style-name="ce7" table:formula="of:=COS(2*PI()/8*[.$A13]*[.F$7])*[.$E13]" office:value-type="float" office:value="5.656854" calcext:value-type="float">
            <text:p>5,6568540</text:p>
          </table:table-cell>
          <table:table-cell table:style-name="ce7" table:formula="of:=SIN(2*PI()/8*[.$A13]*[.G$7])*[.$E13]" office:value-type="float" office:value="0" calcext:value-type="float">
            <text:p>0,0000000</text:p>
          </table:table-cell>
          <table:table-cell table:formula="of:=COS(2*PI()/8*[.$A13]*[.H$7])*[.$E13]" office:value-type="float" office:value="-3.99999982358225" calcext:value-type="float">
            <text:p>-3,9999998</text:p>
          </table:table-cell>
          <table:table-cell table:formula="of:=SIN(2*PI()/8*[.$A13]*[.I$7])*[.$E13]" office:value-type="float" office:value="-3.99999982358225" calcext:value-type="float">
            <text:p>-3,9999998</text:p>
          </table:table-cell>
          <table:table-cell table:formula="of:=COS(2*PI()/8*[.$A13]*[.J$7])*[.$E13]" office:value-type="float" office:value="1.73191203608598E-015" calcext:value-type="float">
            <text:p>0,0000000</text:p>
          </table:table-cell>
          <table:table-cell table:formula="of:=SIN(2*PI()/8*[.$A13]*[.K$7])*[.$E13]" office:value-type="float" office:value="5.656854" calcext:value-type="float">
            <text:p>5,6568540</text:p>
          </table:table-cell>
          <table:table-cell table:formula="of:=COS(2*PI()/8*[.$A13]*[.L$7])*[.$E13]" office:value-type="float" office:value="3.99999982358224" calcext:value-type="float">
            <text:p>3,9999998</text:p>
          </table:table-cell>
          <table:table-cell table:formula="of:=SIN(2*PI()/8*[.$A13]*[.M$7])*[.$E13]" office:value-type="float" office:value="-3.99999982358225" calcext:value-type="float">
            <text:p>-3,9999998</text:p>
          </table:table-cell>
          <table:table-cell table:formula="of:=COS(2*PI()/8*[.$A13]*[.N$7])*[.$E13]" office:value-type="float" office:value="-5.656854" calcext:value-type="float">
            <text:p>-5,6568540</text:p>
          </table:table-cell>
          <table:table-cell table:formula="of:=SIN(2*PI()/8*[.$A13]*[.O$7])*[.$E13]" office:value-type="float" office:value="3.46382407217195E-015" calcext:value-type="float">
            <text:p>0,0000000</text:p>
          </table:table-cell>
          <table:table-cell table:style-name="ce7" table:formula="of:=COS(2*PI()/8*[.$A13]*[.P$7])*[.$E13]" office:value-type="float" office:value="3.99999982358225" calcext:value-type="float">
            <text:p>3,9999998</text:p>
          </table:table-cell>
          <table:table-cell table:style-name="ce7" table:formula="of:=SIN(2*PI()/8*[.$A13]*[.Q$7])*[.$E13]" office:value-type="float" office:value="3.99999982358225" calcext:value-type="float">
            <text:p>3,9999998</text:p>
          </table:table-cell>
          <table:table-cell table:formula="of:=COS(2*PI()/8*[.$A13]*[.R$7])*[.$E13]" office:value-type="float" office:value="-0.0000000000000152443274006466" calcext:value-type="float">
            <text:p>0,0000000</text:p>
          </table:table-cell>
          <table:table-cell table:formula="of:=SIN(2*PI()/8*[.$A13]*[.S$7])*[.$E13]" office:value-type="float" office:value="-5.656854" calcext:value-type="float">
            <text:p>-5,6568540</text:p>
          </table:table-cell>
          <table:table-cell table:formula="of:=COS(2*PI()/8*[.$A13]*[.T$7])*[.$E13]" office:value-type="float" office:value="-3.99999982358224" calcext:value-type="float">
            <text:p>-3,9999998</text:p>
          </table:table-cell>
          <table:table-cell table:formula="of:=SIN(2*PI()/8*[.$A13]*[.U$7])*[.$E13]" office:value-type="float" office:value="3.99999982358225" calcext:value-type="float">
            <text:p>3,9999998</text:p>
          </table:table-cell>
          <table:table-cell table:number-columns-repeated="4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formula="of:=COS(2*PI()/8*[.A14])" office:value-type="float" office:value="-1.83697019872103E-016" calcext:value-type="float">
            <text:p>0,0000000</text:p>
          </table:table-cell>
          <table:table-cell table:formula="of:=SIN(2*PI()/8*[.A14])" office:value-type="float" office:value="-1" calcext:value-type="float">
            <text:p>-1,0000000</text:p>
          </table:table-cell>
          <table:table-cell/>
          <table:table-cell table:style-name="ce3" office:value-type="float" office:value="-6.472136" calcext:value-type="float">
            <text:p>-6,4721360</text:p>
          </table:table-cell>
          <table:table-cell table:style-name="ce7" table:formula="of:=COS(2*PI()/8*[.$A14]*[.F$7])*[.$E14]" office:value-type="float" office:value="-6.472136" calcext:value-type="float">
            <text:p>-6,4721360</text:p>
          </table:table-cell>
          <table:table-cell table:style-name="ce7" table:formula="of:=SIN(2*PI()/8*[.$A14]*[.G$7])*[.$E14]" office:value-type="float" office:value="-0" calcext:value-type="float">
            <text:p>0,0000000</text:p>
          </table:table-cell>
          <table:table-cell table:formula="of:=COS(2*PI()/8*[.$A14]*[.H$7])*[.$E14]" office:value-type="float" office:value="1.18891209540695E-015" calcext:value-type="float">
            <text:p>0,0000000</text:p>
          </table:table-cell>
          <table:table-cell table:formula="of:=SIN(2*PI()/8*[.$A14]*[.I$7])*[.$E14]" office:value-type="float" office:value="6.472136" calcext:value-type="float">
            <text:p>6,4721360</text:p>
          </table:table-cell>
          <table:table-cell table:formula="of:=COS(2*PI()/8*[.$A14]*[.J$7])*[.$E14]" office:value-type="float" office:value="6.472136" calcext:value-type="float">
            <text:p>6,4721360</text:p>
          </table:table-cell>
          <table:table-cell table:formula="of:=SIN(2*PI()/8*[.$A14]*[.K$7])*[.$E14]" office:value-type="float" office:value="-2.37782419081391E-015" calcext:value-type="float">
            <text:p>0,0000000</text:p>
          </table:table-cell>
          <table:table-cell table:formula="of:=COS(2*PI()/8*[.$A14]*[.L$7])*[.$E14]" office:value-type="float" office:value="-3.56673628622086E-015" calcext:value-type="float">
            <text:p>0,0000000</text:p>
          </table:table-cell>
          <table:table-cell table:formula="of:=SIN(2*PI()/8*[.$A14]*[.M$7])*[.$E14]" office:value-type="float" office:value="-6.472136" calcext:value-type="float">
            <text:p>-6,4721360</text:p>
          </table:table-cell>
          <table:table-cell table:formula="of:=COS(2*PI()/8*[.$A14]*[.N$7])*[.$E14]" office:value-type="float" office:value="-6.472136" calcext:value-type="float">
            <text:p>-6,4721360</text:p>
          </table:table-cell>
          <table:table-cell table:formula="of:=SIN(2*PI()/8*[.$A14]*[.O$7])*[.$E14]" office:value-type="float" office:value="4.75564838162781E-015" calcext:value-type="float">
            <text:p>0,0000000</text:p>
          </table:table-cell>
          <table:table-cell table:style-name="ce7" table:formula="of:=COS(2*PI()/8*[.$A14]*[.P$7])*[.$E14]" office:value-type="float" office:value="0.0000000000000174413835261633" calcext:value-type="float">
            <text:p>0,0000000</text:p>
          </table:table-cell>
          <table:table-cell table:style-name="ce7" table:formula="of:=SIN(2*PI()/8*[.$A14]*[.Q$7])*[.$E14]" office:value-type="float" office:value="6.472136" calcext:value-type="float">
            <text:p>6,4721360</text:p>
          </table:table-cell>
          <table:table-cell table:formula="of:=COS(2*PI()/8*[.$A14]*[.R$7])*[.$E14]" office:value-type="float" office:value="6.472136" calcext:value-type="float">
            <text:p>6,4721360</text:p>
          </table:table-cell>
          <table:table-cell table:formula="of:=SIN(2*PI()/8*[.$A14]*[.S$7])*[.$E14]" office:value-type="float" office:value="-7.13347257244172E-015" calcext:value-type="float">
            <text:p>0,0000000</text:p>
          </table:table-cell>
          <table:table-cell table:formula="of:=COS(2*PI()/8*[.$A14]*[.T$7])*[.$E14]" office:value-type="float" office:value="3.17443838127991E-015" calcext:value-type="float">
            <text:p>0,0000000</text:p>
          </table:table-cell>
          <table:table-cell table:formula="of:=SIN(2*PI()/8*[.$A14]*[.U$7])*[.$E14]" office:value-type="float" office:value="-6.472136" calcext:value-type="float">
            <text:p>-6,4721360</text:p>
          </table:table-cell>
          <table:table-cell table:number-columns-repeated="4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formula="of:=COS(2*PI()/8*[.A15])" office:value-type="float" office:value="0.707106781186547" calcext:value-type="float">
            <text:p>0,7071068</text:p>
          </table:table-cell>
          <table:table-cell table:formula="of:=SIN(2*PI()/8*[.A15])" office:value-type="float" office:value="-0.707106781186548" calcext:value-type="float">
            <text:p>-0,7071068</text:p>
          </table:table-cell>
          <table:table-cell/>
          <table:table-cell table:style-name="ce3" office:value-type="float" office:value="-3.631924" calcext:value-type="float">
            <text:p>-3,6319240</text:p>
          </table:table-cell>
          <table:table-cell table:style-name="ce7" table:formula="of:=COS(2*PI()/8*[.$A15]*[.F$7])*[.$E15]" office:value-type="float" office:value="-3.631924" calcext:value-type="float">
            <text:p>-3,6319240</text:p>
          </table:table-cell>
          <table:table-cell table:style-name="ce7" table:formula="of:=SIN(2*PI()/8*[.$A15]*[.G$7])*[.$E15]" office:value-type="float" office:value="-0" calcext:value-type="float">
            <text:p>0,0000000</text:p>
          </table:table-cell>
          <table:table-cell table:formula="of:=COS(2*PI()/8*[.$A15]*[.H$7])*[.$E15]" office:value-type="float" office:value="-2.56815808915417" calcext:value-type="float">
            <text:p>-2,5681581</text:p>
          </table:table-cell>
          <table:table-cell table:formula="of:=SIN(2*PI()/8*[.$A15]*[.I$7])*[.$E15]" office:value-type="float" office:value="2.56815808915417" calcext:value-type="float">
            <text:p>2,5681581</text:p>
          </table:table-cell>
          <table:table-cell table:formula="of:=COS(2*PI()/8*[.$A15]*[.J$7])*[.$E15]" office:value-type="float" office:value="1.55673843547126E-015" calcext:value-type="float">
            <text:p>0,0000000</text:p>
          </table:table-cell>
          <table:table-cell table:formula="of:=SIN(2*PI()/8*[.$A15]*[.K$7])*[.$E15]" office:value-type="float" office:value="3.631924" calcext:value-type="float">
            <text:p>3,6319240</text:p>
          </table:table-cell>
          <table:table-cell table:formula="of:=COS(2*PI()/8*[.$A15]*[.L$7])*[.$E15]" office:value-type="float" office:value="2.56815808915417" calcext:value-type="float">
            <text:p>2,5681581</text:p>
          </table:table-cell>
          <table:table-cell table:formula="of:=SIN(2*PI()/8*[.$A15]*[.M$7])*[.$E15]" office:value-type="float" office:value="2.56815808915417" calcext:value-type="float">
            <text:p>2,5681581</text:p>
          </table:table-cell>
          <table:table-cell table:formula="of:=COS(2*PI()/8*[.$A15]*[.N$7])*[.$E15]" office:value-type="float" office:value="3.631924" calcext:value-type="float">
            <text:p>3,6319240</text:p>
          </table:table-cell>
          <table:table-cell table:formula="of:=SIN(2*PI()/8*[.$A15]*[.O$7])*[.$E15]" office:value-type="float" office:value="-3.11347687094252E-015" calcext:value-type="float">
            <text:p>0,0000000</text:p>
          </table:table-cell>
          <table:table-cell table:style-name="ce7" table:formula="of:=COS(2*PI()/8*[.$A15]*[.P$7])*[.$E15]" office:value-type="float" office:value="2.56815808915417" calcext:value-type="float">
            <text:p>2,5681581</text:p>
          </table:table-cell>
          <table:table-cell table:style-name="ce7" table:formula="of:=SIN(2*PI()/8*[.$A15]*[.Q$7])*[.$E15]" office:value-type="float" office:value="-2.56815808915417" calcext:value-type="float">
            <text:p>-2,5681581</text:p>
          </table:table-cell>
          <table:table-cell table:formula="of:=COS(2*PI()/8*[.$A15]*[.R$7])*[.$E15]" office:value-type="float" office:value="1.78137773116814E-015" calcext:value-type="float">
            <text:p>0,0000000</text:p>
          </table:table-cell>
          <table:table-cell table:formula="of:=SIN(2*PI()/8*[.$A15]*[.S$7])*[.$E15]" office:value-type="float" office:value="-3.631924" calcext:value-type="float">
            <text:p>-3,6319240</text:p>
          </table:table-cell>
          <table:table-cell table:formula="of:=COS(2*PI()/8*[.$A15]*[.T$7])*[.$E15]" office:value-type="float" office:value="-2.56815808915418" calcext:value-type="float">
            <text:p>-2,5681581</text:p>
          </table:table-cell>
          <table:table-cell table:formula="of:=SIN(2*PI()/8*[.$A15]*[.U$7])*[.$E15]" office:value-type="float" office:value="-2.56815808915416" calcext:value-type="float">
            <text:p>-2,5681581</text:p>
          </table:table-cell>
          <table:table-cell table:number-columns-repeated="43"/>
        </table:table-row>
        <table:table-row table:style-name="ro1">
          <table:table-cell table:style-name="ce2"/>
          <table:table-cell table:number-columns-repeated="3"/>
          <table:table-cell office:value-type="string" calcext:value-type="string">
            <text:p>Summen:</text:p>
          </table:table-cell>
          <table:table-cell table:style-name="ce7" table:formula="of:=SUM([.F8:.F15])" office:value-type="float" office:value="-1.443605" calcext:value-type="float">
            <text:p>-1,4436050</text:p>
          </table:table-cell>
          <table:table-cell table:style-name="ce7" table:formula="of:=SUM([.G8:.G15])" office:value-type="float" office:value="0" calcext:value-type="float">
            <text:p>0,0000000</text:p>
          </table:table-cell>
          <table:table-cell table:formula="of:=SUM([.H8:.H15])" office:value-type="float" office:value="-0.64293682559312" calcext:value-type="float">
            <text:p>-0,6429368</text:p>
          </table:table-cell>
          <table:table-cell table:formula="of:=SUM([.I8:.I15])" office:value-type="float" office:value="3.11507354101456" calcext:value-type="float">
            <text:p>3,1150735</text:p>
          </table:table-cell>
          <table:table-cell table:formula="of:=SUM([.J8:.J15])" office:value-type="float" office:value="13.646554" calcext:value-type="float">
            <text:p>13,6465540</text:p>
          </table:table-cell>
          <table:table-cell table:formula="of:=SUM([.K8:.K15])" office:value-type="float" office:value="24.318337" calcext:value-type="float">
            <text:p>24,3183370</text:p>
          </table:table-cell>
          <table:table-cell table:formula="of:=SUM([.L8:.L15])" office:value-type="float" office:value="-8.76162717440689" calcext:value-type="float">
            <text:p>-8,7616272</text:p>
          </table:table-cell>
          <table:table-cell table:formula="of:=SUM([.M8:.M15])" office:value-type="float" office:value="-4.88492645898544" calcext:value-type="float">
            <text:p>-4,8849265</text:p>
          </table:table-cell>
          <table:table-cell table:formula="of:=SUM([.N8:.N15])" office:value-type="float" office:value="-7.040375" calcext:value-type="float">
            <text:p>-7,0403750</text:p>
          </table:table-cell>
          <table:table-cell table:formula="of:=SUM([.O8:.O15])" office:value-type="float" office:value="1.75689213656561E-015" calcext:value-type="float">
            <text:p>0,0000000</text:p>
          </table:table-cell>
          <table:table-cell table:style-name="ce7" table:formula="of:=SUM([.P8:.P15])" office:value-type="float" office:value="-8.76162717440687" calcext:value-type="float">
            <text:p>-8,7616272</text:p>
          </table:table-cell>
          <table:table-cell table:style-name="ce7" table:formula="of:=SUM([.Q8:.Q15])" office:value-type="float" office:value="4.88492645898545" calcext:value-type="float">
            <text:p>4,8849265</text:p>
          </table:table-cell>
          <table:table-cell table:formula="of:=SUM([.R8:.R15])" office:value-type="float" office:value="13.646554" calcext:value-type="float">
            <text:p>13,6465540</text:p>
          </table:table-cell>
          <table:table-cell table:formula="of:=SUM([.S8:.S15])" office:value-type="float" office:value="-24.318337" calcext:value-type="float">
            <text:p>-24,3183370</text:p>
          </table:table-cell>
          <table:table-cell table:formula="of:=SUM([.T8:.T15])" office:value-type="float" office:value="-0.642936825593116" calcext:value-type="float">
            <text:p>-0,6429368</text:p>
          </table:table-cell>
          <table:table-cell table:formula="of:=SUM([.U8:.U15])" office:value-type="float" office:value="-3.11507354101456" calcext:value-type="float">
            <text:p>-3,1150735</text:p>
          </table:table-cell>
          <table:table-cell table:number-columns-repeated="43"/>
        </table:table-row>
        <table:table-row table:style-name="ro1">
          <table:table-cell table:style-name="ce2"/>
          <table:table-cell table:number-columns-repeated="4"/>
          <table:table-cell office:value-type="string" calcext:value-type="string">
            <text:p>komplex_cos</text:p>
          </table:table-cell>
          <table:table-cell office:value-type="string" calcext:value-type="string">
            <text:p>Komplex_-jsin</text:p>
          </table:table-cell>
          <table:table-cell office:value-type="string" calcext:value-type="string">
            <text:p>Komplex/N</text:p>
          </table:table-cell>
          <table:table-cell table:formula="of:=[.H17]" office:value-type="string" office:string-value="Komplex/N" calcext:value-type="string">
            <text:p>Komplex/N</text:p>
          </table:table-cell>
          <table:table-cell office:value-type="string" calcext:value-type="string">
            <text:p>COS_Gerafft</text:p>
          </table:table-cell>
          <table:table-cell office:value-type="string" calcext:value-type="string">
            <text:p>Sin_Gerafft</text:p>
          </table:table-cell>
          <table:table-cell table:style-name="ce4"/>
          <table:table-cell table:style-name="ce94" office:value-type="string" calcext:value-type="string">
            <text:p>Alt: * 2:</text:p>
          </table:table-cell>
          <table:table-cell table:style-name="ce98"/>
          <table:table-cell table:style-name="ce26"/>
          <table:table-cell table:number-columns-repeated="49"/>
        </table:table-row>
        <table:table-row table:style-name="ro1">
          <table:table-cell table:style-name="ce2"/>
          <table:table-cell table:number-columns-repeated="3"/>
          <table:table-cell table:style-name="ce4" office:value-type="string" calcext:value-type="string">
            <text:p>X0</text:p>
          </table:table-cell>
          <table:table-cell table:style-name="ce8" table:formula="of:=[.F16]" office:value-type="float" office:value="-1.443605" calcext:value-type="float">
            <text:p>-1,4436050</text:p>
          </table:table-cell>
          <table:table-cell table:style-name="ce10" table:formula="of:=[.G16]" office:value-type="float" office:value="0" calcext:value-type="float">
            <text:p>0,0000000</text:p>
          </table:table-cell>
          <table:table-cell table:style-name="ce14" table:formula="of:=[.F18]/8" office:value-type="float" office:value="-0.180450625" calcext:value-type="float">
            <text:p>-0,1804506</text:p>
          </table:table-cell>
          <table:table-cell table:style-name="ce75" table:formula="of:=[.G18]/8" office:value-type="float" office:value="0" calcext:value-type="float">
            <text:p>0,0000000</text:p>
          </table:table-cell>
          <table:table-cell table:style-name="ce19" table:formula="of:=[.H18]" office:value-type="float" office:value="-0.180450625" calcext:value-type="float">
            <text:p>-0,1804506</text:p>
          </table:table-cell>
          <table:table-cell table:style-name="ce24" office:value-type="float" office:value="0" calcext:value-type="float">
            <text:p>0,0000000</text:p>
          </table:table-cell>
          <table:table-cell table:style-name="ce93" office:value-type="string" calcext:value-type="string">
            <text:p>Mal 1:</text:p>
          </table:table-cell>
          <table:table-cell table:style-name="ce95" table:formula="of:=[.H18]" office:value-type="float" office:value="-0.180450625" calcext:value-type="float">
            <text:p>-0,1804506</text:p>
          </table:table-cell>
          <table:table-cell table:style-name="ce99" office:value-type="string" calcext:value-type="string">
            <text:p>Def. 0</text:p>
          </table:table-cell>
          <table:table-cell table:style-name="ce26"/>
          <table:table-cell table:number-columns-repeated="49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>
            <text:p>X1</text:p>
          </table:table-cell>
          <table:table-cell table:formula="of:=[.H16]" office:value-type="float" office:value="-0.64293682559312" calcext:value-type="float">
            <text:p>-0,6429368</text:p>
          </table:table-cell>
          <table:table-cell table:style-name="ce11" table:formula="of:=[.I16]" office:value-type="float" office:value="3.11507354101456" calcext:value-type="float">
            <text:p>3,1150735</text:p>
          </table:table-cell>
          <table:table-cell table:style-name="ce15" table:formula="of:=[.F19]/8" office:value-type="float" office:value="-0.08036710319914" calcext:value-type="float">
            <text:p>-0,0803671</text:p>
          </table:table-cell>
          <table:table-cell table:style-name="ce76" table:formula="of:=[.G19]/8" office:value-type="float" office:value="0.38938419262682" calcext:value-type="float">
            <text:p>0,3893842</text:p>
          </table:table-cell>
          <table:table-cell table:style-name="ce20" table:formula="of:=[.H19]+[.H25]" office:value-type="float" office:value="-0.16073420639828" calcext:value-type="float">
            <text:p>-0,1607342</text:p>
          </table:table-cell>
          <table:table-cell table:style-name="ce90" table:formula="of:=[.I19]-[.I25]" office:value-type="float" office:value="0.778768385253639" calcext:value-type="float">
            <text:p>0,7787684</text:p>
          </table:table-cell>
          <table:table-cell table:style-name="ce5"/>
          <table:table-cell table:style-name="ce18" table:formula="of:=[.H19]*2" office:value-type="float" office:value="-0.16073420639828" calcext:value-type="float">
            <text:p>-0,1607342</text:p>
          </table:table-cell>
          <table:table-cell table:style-name="ce100" table:formula="of:=[.I19]*2" office:value-type="float" office:value="0.77876838525364" calcext:value-type="float">
            <text:p>0,7787684</text:p>
          </table:table-cell>
          <table:table-cell table:style-name="ce26"/>
          <table:table-cell table:number-columns-repeated="49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>
            <text:p>X2</text:p>
          </table:table-cell>
          <table:table-cell table:formula="of:=[.J16]" office:value-type="float" office:value="13.646554" calcext:value-type="float">
            <text:p>13,6465540</text:p>
          </table:table-cell>
          <table:table-cell table:style-name="ce11" table:formula="of:=[.K16]" office:value-type="float" office:value="24.318337" calcext:value-type="float">
            <text:p>24,3183370</text:p>
          </table:table-cell>
          <table:table-cell table:style-name="ce16" table:formula="of:=[.F20]/8" office:value-type="float" office:value="1.70581925" calcext:value-type="float">
            <text:p>1,7058193</text:p>
          </table:table-cell>
          <table:table-cell table:style-name="ce77" table:formula="of:=[.G20]/8" office:value-type="float" office:value="3.039792125" calcext:value-type="float">
            <text:p>3,0397921</text:p>
          </table:table-cell>
          <table:table-cell table:style-name="ce21" table:formula="of:=[.H20]+[.H24]" office:value-type="float" office:value="3.4116385" calcext:value-type="float">
            <text:p>3,4116385</text:p>
          </table:table-cell>
          <table:table-cell table:style-name="ce91" table:formula="of:=[.I20]-[.I24]" office:value-type="float" office:value="6.07958425" calcext:value-type="float">
            <text:p>6,0795843</text:p>
          </table:table-cell>
          <table:table-cell table:style-name="ce5"/>
          <table:table-cell table:style-name="ce18" table:formula="of:=[.H20]*2" office:value-type="float" office:value="3.4116385" calcext:value-type="float">
            <text:p>3,4116385</text:p>
          </table:table-cell>
          <table:table-cell table:style-name="ce100" table:formula="of:=[.I20]*2" office:value-type="float" office:value="6.07958425" calcext:value-type="float">
            <text:p>6,0795843</text:p>
          </table:table-cell>
          <table:table-cell table:style-name="ce26"/>
          <table:table-cell table:number-columns-repeated="49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>
            <text:p>X3</text:p>
          </table:table-cell>
          <table:table-cell table:formula="of:=[.L16]" office:value-type="float" office:value="-8.76162717440689" calcext:value-type="float">
            <text:p>-8,7616272</text:p>
          </table:table-cell>
          <table:table-cell table:style-name="ce11" table:formula="of:=[.M16]" office:value-type="float" office:value="-4.88492645898544" calcext:value-type="float">
            <text:p>-4,8849265</text:p>
          </table:table-cell>
          <table:table-cell table:style-name="ce17" table:formula="of:=[.F21]/8" office:value-type="float" office:value="-1.09520339680086" calcext:value-type="float">
            <text:p>-1,0952034</text:p>
          </table:table-cell>
          <table:table-cell table:style-name="ce78" table:formula="of:=[.G21]/8" office:value-type="float" office:value="-0.61061580737318" calcext:value-type="float">
            <text:p>-0,6106158</text:p>
          </table:table-cell>
          <table:table-cell table:style-name="ce22" table:formula="of:=[.H21]+[.H23]" office:value-type="float" office:value="-2.19040679360172" calcext:value-type="float">
            <text:p>-2,1904068</text:p>
          </table:table-cell>
          <table:table-cell table:style-name="ce92" table:formula="of:=[.I21]-[.I23]" office:value-type="float" office:value="-1.22123161474636" calcext:value-type="float">
            <text:p>-1,2212316</text:p>
          </table:table-cell>
          <table:table-cell table:style-name="ce5"/>
          <table:table-cell table:style-name="ce18" table:formula="of:=[.H21]*2" office:value-type="float" office:value="-2.19040679360172" calcext:value-type="float">
            <text:p>-2,1904068</text:p>
          </table:table-cell>
          <table:table-cell table:style-name="ce100" table:formula="of:=[.I21]*2" office:value-type="float" office:value="-1.22123161474636" calcext:value-type="float">
            <text:p>-1,2212316</text:p>
          </table:table-cell>
          <table:table-cell table:style-name="ce26"/>
          <table:table-cell table:number-columns-repeated="49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>
            <text:p>X4</text:p>
          </table:table-cell>
          <table:table-cell table:formula="of:=[.N16]" office:value-type="float" office:value="-7.040375" calcext:value-type="float">
            <text:p>-7,0403750</text:p>
          </table:table-cell>
          <table:table-cell table:style-name="ce11" table:formula="of:=[.O16]" office:value-type="float" office:value="1.75689213656561E-015" calcext:value-type="float">
            <text:p>0,0000000</text:p>
          </table:table-cell>
          <table:table-cell table:style-name="ce18" table:formula="of:=[.F22]/8" office:value-type="float" office:value="-0.880046875" calcext:value-type="float">
            <text:p>-0,8800469</text:p>
          </table:table-cell>
          <table:table-cell table:style-name="ce75" table:formula="of:=[.G22]/8" office:value-type="float" office:value="2.19611517070701E-016" calcext:value-type="float">
            <text:p>0,0000000</text:p>
          </table:table-cell>
          <table:table-cell table:style-name="ce23" table:formula="of:=[.H22]" office:value-type="float" office:value="-0.880046875" calcext:value-type="float">
            <text:p>-0,8800469</text:p>
          </table:table-cell>
          <table:table-cell table:style-name="ce24" office:value-type="float" office:value="0" calcext:value-type="float">
            <text:p>0,0000000</text:p>
          </table:table-cell>
          <table:table-cell table:style-name="ce6" office:value-type="string" calcext:value-type="string">
            <text:p>&lt;= <text:s text:c="10"/>=&gt;</text:p>
          </table:table-cell>
          <table:table-cell table:style-name="ce96" table:formula="of:=[.H22]" office:value-type="float" office:value="-0.880046875" calcext:value-type="float">
            <text:p>-0,8800469</text:p>
          </table:table-cell>
          <table:table-cell table:style-name="ce101" office:value-type="string" calcext:value-type="string">
            <text:p>Def. 0</text:p>
          </table:table-cell>
          <table:table-cell table:style-name="ce26"/>
          <table:table-cell table:number-columns-repeated="49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>
            <text:p>X5</text:p>
          </table:table-cell>
          <table:table-cell table:style-name="ce7" table:formula="of:=[.P16]" office:value-type="float" office:value="-8.76162717440687" calcext:value-type="float">
            <text:p>-8,7616272</text:p>
          </table:table-cell>
          <table:table-cell table:style-name="ce12" table:formula="of:=[.Q16]" office:value-type="float" office:value="4.88492645898545" calcext:value-type="float">
            <text:p>4,8849265</text:p>
          </table:table-cell>
          <table:table-cell table:style-name="ce17" table:formula="of:=[.F23]/8" office:value-type="float" office:value="-1.09520339680086" calcext:value-type="float">
            <text:p>-1,0952034</text:p>
          </table:table-cell>
          <table:table-cell table:style-name="ce78" table:formula="of:=[.G23]/8" office:value-type="float" office:value="0.610615807373182" calcext:value-type="float">
            <text:p>0,6106158</text:p>
          </table:table-cell>
          <table:table-cell table:number-columns-repeated="2"/>
          <table:table-cell office:value-type="string" calcext:value-type="string">
            <text:p>Hier die Koeffs fuer manuelle Synthese</text:p>
          </table:table-cell>
          <table:table-cell table:style-name="ce26"/>
          <table:table-cell table:style-name="ce27"/>
          <table:table-cell table:style-name="ce26"/>
          <table:table-cell table:number-columns-repeated="49"/>
        </table:table-row>
        <table:table-row table:style-name="ro1">
          <table:table-cell table:style-name="ce2"/>
          <table:table-cell table:number-columns-repeated="3"/>
          <table:table-cell table:style-name="ce5" office:value-type="string" calcext:value-type="string">
            <text:p>X6</text:p>
          </table:table-cell>
          <table:table-cell table:formula="of:=[.R16]" office:value-type="float" office:value="13.646554" calcext:value-type="float">
            <text:p>13,6465540</text:p>
          </table:table-cell>
          <table:table-cell table:style-name="ce11" table:formula="of:=[.S16]" office:value-type="float" office:value="-24.318337" calcext:value-type="float">
            <text:p>-24,3183370</text:p>
          </table:table-cell>
          <table:table-cell table:style-name="ce16" table:formula="of:=[.F24]/8" office:value-type="float" office:value="1.70581925" calcext:value-type="float">
            <text:p>1,7058193</text:p>
          </table:table-cell>
          <table:table-cell table:style-name="ce77" table:formula="of:=[.G24]/8" office:value-type="float" office:value="-3.039792125" calcext:value-type="float">
            <text:p>-3,0397921</text:p>
          </table:table-cell>
          <table:table-cell table:number-columns-repeated="2"/>
          <table:table-cell office:value-type="string" calcext:value-type="string">
            <text:p>entwerder aus <text:s/>X(n),X(N-n) oder X(n)*2</text:p>
          </table:table-cell>
          <table:table-cell table:style-name="ce26"/>
          <table:table-cell table:style-name="ce27"/>
          <table:table-cell table:style-name="ce26"/>
          <table:table-cell table:number-columns-repeated="49"/>
        </table:table-row>
        <table:table-row table:style-name="ro1">
          <table:table-cell table:style-name="ce2"/>
          <table:table-cell table:number-columns-repeated="3"/>
          <table:table-cell table:style-name="ce6" office:value-type="string" calcext:value-type="string">
            <text:p>X7</text:p>
          </table:table-cell>
          <table:table-cell table:style-name="ce9" table:formula="of:=[.T16]" office:value-type="float" office:value="-0.642936825593116" calcext:value-type="float">
            <text:p>-0,6429368</text:p>
          </table:table-cell>
          <table:table-cell table:style-name="ce13" table:formula="of:=[.U16]" office:value-type="float" office:value="-3.11507354101456" calcext:value-type="float">
            <text:p>-3,1150735</text:p>
          </table:table-cell>
          <table:table-cell table:style-name="ce15" table:formula="of:=[.F25]/8" office:value-type="float" office:value="-0.0803671031991395" calcext:value-type="float">
            <text:p>-0,0803671</text:p>
          </table:table-cell>
          <table:table-cell table:style-name="ce76" table:formula="of:=[.G25]/8" office:value-type="float" office:value="-0.389384192626819" calcext:value-type="float">
            <text:p>-0,3893842</text:p>
          </table:table-cell>
          <table:table-cell table:number-columns-repeated="2"/>
          <table:table-cell office:value-type="string" calcext:value-type="string">
            <text:p>Mit Ausnahme von 0 und N/2</text:p>
          </table:table-cell>
          <table:table-cell table:style-name="ce26"/>
          <table:table-cell table:style-name="ce27"/>
          <table:table-cell table:style-name="ce26"/>
          <table:table-cell table:number-columns-repeated="49"/>
        </table:table-row>
        <table:table-row table:style-name="ro1">
          <table:table-cell table:number-columns-repeated="12"/>
          <table:table-cell table:style-name="ce26" table:number-columns-repeated="3"/>
          <table:table-cell table:number-columns-repeated="49"/>
        </table:table-row>
        <table:table-row table:style-name="ro1">
          <table:table-cell table:style-name="ce4"/>
          <table:table-cell table:style-name="ce34" office:value-type="string" calcext:value-type="string">
            <text:p>Grad zum Überblick: Die DFT macht nix anderes als eine Korrelation berechnen. Im Zeitbereich reicht also N:1-3</text:p>
          </table:table-cell>
          <table:table-cell table:style-name="ce34" table:number-columns-repeated="6"/>
          <table:table-cell table:style-name="ce58"/>
          <table:table-cell table:number-columns-repeated="3"/>
          <table:table-cell table:style-name="ce26" table:number-columns-repeated="3"/>
          <table:table-cell table:number-columns-repeated="49"/>
        </table:table-row>
        <table:table-row table:style-name="ro1">
          <table:table-cell table:style-name="ce5"/>
          <table:table-cell office:value-type="string" calcext:value-type="string">
            <text:p>Cos-Fkt.</text:p>
          </table:table-cell>
          <table:table-cell table:number-columns-repeated="6"/>
          <table:table-cell table:style-name="ce11"/>
          <table:table-cell table:number-columns-repeated="55"/>
        </table:table-row>
        <table:table-row table:style-name="ro1">
          <table:table-cell table:style-name="ce5" office:value-type="string" calcext:value-type="string">
            <text:p>Vn, N =&gt;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14" table:formula="of:=COS(2*PI()/8*[.$A30]*[.B$29])" office:value-type="float" office:value="1" calcext:value-type="float">
            <text:p>1,0000000</text:p>
          </table:table-cell>
          <table:table-cell table:style-name="ce38" table:formula="of:=COS(2*PI()/8*[.$A30]*[.C$29])" office:value-type="float" office:value="1" calcext:value-type="float">
            <text:p>1,0000000</text:p>
          </table:table-cell>
          <table:table-cell table:style-name="ce16" table:formula="of:=COS(2*PI()/8*[.$A30]*[.D$29])" office:value-type="float" office:value="1" calcext:value-type="float">
            <text:p>1,0000000</text:p>
          </table:table-cell>
          <table:table-cell table:style-name="ce17" table:formula="of:=COS(2*PI()/8*[.$A30]*[.E$29])" office:value-type="float" office:value="1" calcext:value-type="float">
            <text:p>1,0000000</text:p>
          </table:table-cell>
          <table:table-cell table:style-name="ce18" table:formula="of:=COS(2*PI()/8*[.$A30]*[.F$29])" office:value-type="float" office:value="1" calcext:value-type="float">
            <text:p>1,0000000</text:p>
          </table:table-cell>
          <table:table-cell table:style-name="ce50" table:formula="of:=COS(2*PI()/8*[.$A30]*[.G$29])" office:value-type="float" office:value="1" calcext:value-type="float">
            <text:p>1,0000000</text:p>
          </table:table-cell>
          <table:table-cell table:style-name="ce54" table:formula="of:=COS(2*PI()/8*[.$A30]*[.H$29])" office:value-type="float" office:value="1" calcext:value-type="float">
            <text:p>1,0000000</text:p>
          </table:table-cell>
          <table:table-cell table:style-name="ce60" table:formula="of:=COS(2*PI()/8*[.$A30]*[.I$29])" office:value-type="float" office:value="1" calcext:value-type="float">
            <text:p>1,0000000</text:p>
          </table:table-cell>
          <table:table-cell table:number-columns-repeated="5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14" table:formula="of:=COS(2*PI()/8*[.$A31]*[.B$29])" office:value-type="float" office:value="1" calcext:value-type="float">
            <text:p>1,0000000</text:p>
          </table:table-cell>
          <table:table-cell table:style-name="ce38" table:formula="of:=COS(2*PI()/8*[.$A31]*[.C$29])" office:value-type="float" office:value="0.707106781186548" calcext:value-type="float">
            <text:p>0,7071068</text:p>
          </table:table-cell>
          <table:table-cell table:style-name="ce16" table:formula="of:=COS(2*PI()/8*[.$A31]*[.D$29])" office:value-type="float" office:value="6.12323399573677E-017" calcext:value-type="float">
            <text:p>0,0000000</text:p>
          </table:table-cell>
          <table:table-cell table:style-name="ce17" table:formula="of:=COS(2*PI()/8*[.$A31]*[.E$29])" office:value-type="float" office:value="-0.707106781186547" calcext:value-type="float">
            <text:p>-0,7071068</text:p>
          </table:table-cell>
          <table:table-cell table:style-name="ce18" table:formula="of:=COS(2*PI()/8*[.$A31]*[.F$29])" office:value-type="float" office:value="-1" calcext:value-type="float">
            <text:p>-1,0000000</text:p>
          </table:table-cell>
          <table:table-cell table:style-name="ce51" table:formula="of:=COS(2*PI()/8*[.$A31]*[.G$29])" office:value-type="float" office:value="-0.707106781186548" calcext:value-type="float">
            <text:p>-0,7071068</text:p>
          </table:table-cell>
          <table:table-cell table:style-name="ce16" table:formula="of:=COS(2*PI()/8*[.$A31]*[.H$29])" office:value-type="float" office:value="-1.83697019872103E-016" calcext:value-type="float">
            <text:p>0,0000000</text:p>
          </table:table-cell>
          <table:table-cell table:style-name="ce61" table:formula="of:=COS(2*PI()/8*[.$A31]*[.I$29])" office:value-type="float" office:value="0.707106781186547" calcext:value-type="float">
            <text:p>0,7071068</text:p>
          </table:table-cell>
          <table:table-cell table:number-columns-repeated="55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14" table:formula="of:=COS(2*PI()/8*[.$A32]*[.B$29])" office:value-type="float" office:value="1" calcext:value-type="float">
            <text:p>1,0000000</text:p>
          </table:table-cell>
          <table:table-cell table:style-name="ce38" table:formula="of:=COS(2*PI()/8*[.$A32]*[.C$29])" office:value-type="float" office:value="6.12323399573677E-017" calcext:value-type="float">
            <text:p>0,0000000</text:p>
          </table:table-cell>
          <table:table-cell table:style-name="ce16" table:formula="of:=COS(2*PI()/8*[.$A32]*[.D$29])" office:value-type="float" office:value="-1" calcext:value-type="float">
            <text:p>-1,0000000</text:p>
          </table:table-cell>
          <table:table-cell table:style-name="ce17" table:formula="of:=COS(2*PI()/8*[.$A32]*[.E$29])" office:value-type="float" office:value="-1.83697019872103E-016" calcext:value-type="float">
            <text:p>0,0000000</text:p>
          </table:table-cell>
          <table:table-cell table:style-name="ce18" table:formula="of:=COS(2*PI()/8*[.$A32]*[.F$29])" office:value-type="float" office:value="1" calcext:value-type="float">
            <text:p>1,0000000</text:p>
          </table:table-cell>
          <table:table-cell table:style-name="ce51" table:formula="of:=COS(2*PI()/8*[.$A32]*[.G$29])" office:value-type="float" office:value="3.06161699786838E-016" calcext:value-type="float">
            <text:p>0,0000000</text:p>
          </table:table-cell>
          <table:table-cell table:style-name="ce16" table:formula="of:=COS(2*PI()/8*[.$A32]*[.H$29])" office:value-type="float" office:value="-1" calcext:value-type="float">
            <text:p>-1,0000000</text:p>
          </table:table-cell>
          <table:table-cell table:style-name="ce61" table:formula="of:=COS(2*PI()/8*[.$A32]*[.I$29])" office:value-type="float" office:value="-4.28626379701574E-016" calcext:value-type="float">
            <text:p>0,0000000</text:p>
          </table:table-cell>
          <table:table-cell table:number-columns-repeated="55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14" table:formula="of:=COS(2*PI()/8*[.$A33]*[.B$29])" office:value-type="float" office:value="1" calcext:value-type="float">
            <text:p>1,0000000</text:p>
          </table:table-cell>
          <table:table-cell table:style-name="ce38" table:formula="of:=COS(2*PI()/8*[.$A33]*[.C$29])" office:value-type="float" office:value="-0.707106781186547" calcext:value-type="float">
            <text:p>-0,7071068</text:p>
          </table:table-cell>
          <table:table-cell table:style-name="ce16" table:formula="of:=COS(2*PI()/8*[.$A33]*[.D$29])" office:value-type="float" office:value="-1.83697019872103E-016" calcext:value-type="float">
            <text:p>0,0000000</text:p>
          </table:table-cell>
          <table:table-cell table:style-name="ce17" table:formula="of:=COS(2*PI()/8*[.$A33]*[.E$29])" office:value-type="float" office:value="0.707106781186548" calcext:value-type="float">
            <text:p>0,7071068</text:p>
          </table:table-cell>
          <table:table-cell table:style-name="ce18" table:formula="of:=COS(2*PI()/8*[.$A33]*[.F$29])" office:value-type="float" office:value="-1" calcext:value-type="float">
            <text:p>-1,0000000</text:p>
          </table:table-cell>
          <table:table-cell table:style-name="ce51" table:formula="of:=COS(2*PI()/8*[.$A33]*[.G$29])" office:value-type="float" office:value="0.707106781186547" calcext:value-type="float">
            <text:p>0,7071068</text:p>
          </table:table-cell>
          <table:table-cell table:style-name="ce16" table:formula="of:=COS(2*PI()/8*[.$A33]*[.H$29])" office:value-type="float" office:value="5.51091059616309E-016" calcext:value-type="float">
            <text:p>0,0000000</text:p>
          </table:table-cell>
          <table:table-cell table:style-name="ce61" table:formula="of:=COS(2*PI()/8*[.$A33]*[.I$29])" office:value-type="float" office:value="-0.707106781186547" calcext:value-type="float">
            <text:p>-0,7071068</text:p>
          </table:table-cell>
          <table:table-cell table:number-columns-repeated="5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14" table:formula="of:=COS(2*PI()/8*[.$A34]*[.B$29])" office:value-type="float" office:value="1" calcext:value-type="float">
            <text:p>1,0000000</text:p>
          </table:table-cell>
          <table:table-cell table:style-name="ce38" table:formula="of:=COS(2*PI()/8*[.$A34]*[.C$29])" office:value-type="float" office:value="-1" calcext:value-type="float">
            <text:p>-1,0000000</text:p>
          </table:table-cell>
          <table:table-cell table:style-name="ce16" table:formula="of:=COS(2*PI()/8*[.$A34]*[.D$29])" office:value-type="float" office:value="1" calcext:value-type="float">
            <text:p>1,0000000</text:p>
          </table:table-cell>
          <table:table-cell table:style-name="ce17" table:formula="of:=COS(2*PI()/8*[.$A34]*[.E$29])" office:value-type="float" office:value="-1" calcext:value-type="float">
            <text:p>-1,0000000</text:p>
          </table:table-cell>
          <table:table-cell table:style-name="ce18" table:formula="of:=COS(2*PI()/8*[.$A34]*[.F$29])" office:value-type="float" office:value="1" calcext:value-type="float">
            <text:p>1,0000000</text:p>
          </table:table-cell>
          <table:table-cell table:style-name="ce51" table:formula="of:=COS(2*PI()/8*[.$A34]*[.G$29])" office:value-type="float" office:value="-1" calcext:value-type="float">
            <text:p>-1,0000000</text:p>
          </table:table-cell>
          <table:table-cell table:style-name="ce16" table:formula="of:=COS(2*PI()/8*[.$A34]*[.H$29])" office:value-type="float" office:value="1" calcext:value-type="float">
            <text:p>1,0000000</text:p>
          </table:table-cell>
          <table:table-cell table:style-name="ce61" table:formula="of:=COS(2*PI()/8*[.$A34]*[.I$29])" office:value-type="float" office:value="-1" calcext:value-type="float">
            <text:p>-1,0000000</text:p>
          </table:table-cell>
          <table:table-cell table:number-columns-repeated="55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14" table:formula="of:=COS(2*PI()/8*[.$A35]*[.B$29])" office:value-type="float" office:value="1" calcext:value-type="float">
            <text:p>1,0000000</text:p>
          </table:table-cell>
          <table:table-cell table:style-name="ce38" table:formula="of:=COS(2*PI()/8*[.$A35]*[.C$29])" office:value-type="float" office:value="-0.707106781186548" calcext:value-type="float">
            <text:p>-0,7071068</text:p>
          </table:table-cell>
          <table:table-cell table:style-name="ce16" table:formula="of:=COS(2*PI()/8*[.$A35]*[.D$29])" office:value-type="float" office:value="3.06161699786838E-016" calcext:value-type="float">
            <text:p>0,0000000</text:p>
          </table:table-cell>
          <table:table-cell table:style-name="ce17" table:formula="of:=COS(2*PI()/8*[.$A35]*[.E$29])" office:value-type="float" office:value="0.707106781186547" calcext:value-type="float">
            <text:p>0,7071068</text:p>
          </table:table-cell>
          <table:table-cell table:style-name="ce18" table:formula="of:=COS(2*PI()/8*[.$A35]*[.F$29])" office:value-type="float" office:value="-1" calcext:value-type="float">
            <text:p>-1,0000000</text:p>
          </table:table-cell>
          <table:table-cell table:style-name="ce51" table:formula="of:=COS(2*PI()/8*[.$A35]*[.G$29])" office:value-type="float" office:value="0.707106781186547" calcext:value-type="float">
            <text:p>0,7071068</text:p>
          </table:table-cell>
          <table:table-cell table:style-name="ce16" table:formula="of:=COS(2*PI()/8*[.$A35]*[.H$29])" office:value-type="float" office:value="-2.69484193876076E-015" calcext:value-type="float">
            <text:p>0,0000000</text:p>
          </table:table-cell>
          <table:table-cell table:style-name="ce61" table:formula="of:=COS(2*PI()/8*[.$A35]*[.I$29])" office:value-type="float" office:value="-0.707106781186546" calcext:value-type="float">
            <text:p>-0,7071068</text:p>
          </table:table-cell>
          <table:table-cell table:number-columns-repeated="55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14" table:formula="of:=COS(2*PI()/8*[.$A36]*[.B$29])" office:value-type="float" office:value="1" calcext:value-type="float">
            <text:p>1,0000000</text:p>
          </table:table-cell>
          <table:table-cell table:style-name="ce38" table:formula="of:=COS(2*PI()/8*[.$A36]*[.C$29])" office:value-type="float" office:value="-1.83697019872103E-016" calcext:value-type="float">
            <text:p>0,0000000</text:p>
          </table:table-cell>
          <table:table-cell table:style-name="ce16" table:formula="of:=COS(2*PI()/8*[.$A36]*[.D$29])" office:value-type="float" office:value="-1" calcext:value-type="float">
            <text:p>-1,0000000</text:p>
          </table:table-cell>
          <table:table-cell table:style-name="ce17" table:formula="of:=COS(2*PI()/8*[.$A36]*[.E$29])" office:value-type="float" office:value="5.51091059616309E-016" calcext:value-type="float">
            <text:p>0,0000000</text:p>
          </table:table-cell>
          <table:table-cell table:style-name="ce18" table:formula="of:=COS(2*PI()/8*[.$A36]*[.F$29])" office:value-type="float" office:value="1" calcext:value-type="float">
            <text:p>1,0000000</text:p>
          </table:table-cell>
          <table:table-cell table:style-name="ce51" table:formula="of:=COS(2*PI()/8*[.$A36]*[.G$29])" office:value-type="float" office:value="-2.69484193876076E-015" calcext:value-type="float">
            <text:p>0,0000000</text:p>
          </table:table-cell>
          <table:table-cell table:style-name="ce16" table:formula="of:=COS(2*PI()/8*[.$A36]*[.H$29])" office:value-type="float" office:value="-1" calcext:value-type="float">
            <text:p>-1,0000000</text:p>
          </table:table-cell>
          <table:table-cell table:style-name="ce61" table:formula="of:=COS(2*PI()/8*[.$A36]*[.I$29])" office:value-type="float" office:value="-4.9047770029553E-016" calcext:value-type="float">
            <text:p>0,0000000</text:p>
          </table:table-cell>
          <table:table-cell table:number-columns-repeated="55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14" table:formula="of:=COS(2*PI()/8*[.$A37]*[.B$29])" office:value-type="float" office:value="1" calcext:value-type="float">
            <text:p>1,0000000</text:p>
          </table:table-cell>
          <table:table-cell table:style-name="ce38" table:formula="of:=COS(2*PI()/8*[.$A37]*[.C$29])" office:value-type="float" office:value="0.707106781186547" calcext:value-type="float">
            <text:p>0,7071068</text:p>
          </table:table-cell>
          <table:table-cell table:style-name="ce16" table:formula="of:=COS(2*PI()/8*[.$A37]*[.D$29])" office:value-type="float" office:value="-4.28626379701574E-016" calcext:value-type="float">
            <text:p>0,0000000</text:p>
          </table:table-cell>
          <table:table-cell table:style-name="ce17" table:formula="of:=COS(2*PI()/8*[.$A37]*[.E$29])" office:value-type="float" office:value="-0.707106781186547" calcext:value-type="float">
            <text:p>-0,7071068</text:p>
          </table:table-cell>
          <table:table-cell table:style-name="ce18" table:formula="of:=COS(2*PI()/8*[.$A37]*[.F$29])" office:value-type="float" office:value="-1" calcext:value-type="float">
            <text:p>-1,0000000</text:p>
          </table:table-cell>
          <table:table-cell table:style-name="ce52" table:formula="of:=COS(2*PI()/8*[.$A37]*[.G$29])" office:value-type="float" office:value="-0.707106781186546" calcext:value-type="float">
            <text:p>-0,7071068</text:p>
          </table:table-cell>
          <table:table-cell table:style-name="ce55" table:formula="of:=COS(2*PI()/8*[.$A37]*[.H$29])" office:value-type="float" office:value="-4.9047770029553E-016" calcext:value-type="float">
            <text:p>0,0000000</text:p>
          </table:table-cell>
          <table:table-cell table:style-name="ce62" table:formula="of:=COS(2*PI()/8*[.$A37]*[.I$29])" office:value-type="float" office:value="0.70710678118655" calcext:value-type="float">
            <text:p>0,7071068</text:p>
          </table:table-cell>
          <table:table-cell table:number-columns-repeated="55"/>
        </table:table-row>
        <table:table-row table:style-name="ro1">
          <table:table-cell table:style-name="ce5"/>
          <table:table-cell table:number-columns-repeated="5"/>
          <table:table-cell office:value-type="string" calcext:value-type="string">
            <text:p>sind identisch</text:p>
          </table:table-cell>
          <table:table-cell/>
          <table:table-cell table:style-name="ce11"/>
          <table:table-cell table:number-columns-repeated="55"/>
        </table:table-row>
        <table:table-row table:style-name="ro1">
          <table:table-cell table:style-name="ce5"/>
          <table:table-cell table:number-columns-repeated="7"/>
          <table:table-cell table:style-name="ce11"/>
          <table:table-cell table:number-columns-repeated="55"/>
        </table:table-row>
        <table:table-row table:style-name="ro1">
          <table:table-cell table:style-name="ce5"/>
          <table:table-cell office:value-type="string" calcext:value-type="string">
            <text:p>Sin-Fkt</text:p>
          </table:table-cell>
          <table:table-cell table:number-columns-repeated="6"/>
          <table:table-cell table:style-name="ce11"/>
          <table:table-cell table:number-columns-repeated="55"/>
        </table:table-row>
        <table:table-row table:style-name="ro1">
          <table:table-cell table:style-name="ce5" office:value-type="string" calcext:value-type="string">
            <text:p>Vn, N =&gt;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6" table:formula="of:=SIN(2*PI()/8*[.$A42]*[.B$29])" office:value-type="float" office:value="0" calcext:value-type="float">
            <text:p>0,0000000</text:p>
          </table:table-cell>
          <table:table-cell table:style-name="ce38" table:formula="of:=SIN(2*PI()/8*[.$A42]*[.C$29])" office:value-type="float" office:value="0" calcext:value-type="float">
            <text:p>0,0000000</text:p>
          </table:table-cell>
          <table:table-cell table:style-name="ce40" table:formula="of:=SIN(2*PI()/8*[.$A42]*[.D$29])" office:value-type="float" office:value="0" calcext:value-type="float">
            <text:p>0,0000000</text:p>
          </table:table-cell>
          <table:table-cell table:style-name="ce17" table:formula="of:=SIN(2*PI()/8*[.$A42]*[.E$29])" office:value-type="float" office:value="0" calcext:value-type="float">
            <text:p>0,0000000</text:p>
          </table:table-cell>
          <table:table-cell table:style-name="ce36" table:formula="of:=SIN(2*PI()/8*[.$A42]*[.F$29])" office:value-type="float" office:value="0" calcext:value-type="float">
            <text:p>0,0000000</text:p>
          </table:table-cell>
          <table:table-cell table:style-name="ce50" table:formula="of:=SIN(2*PI()/8*[.$A42]*[.G$29])" office:value-type="float" office:value="0" calcext:value-type="float">
            <text:p>0,0000000</text:p>
          </table:table-cell>
          <table:table-cell table:style-name="ce56" table:formula="of:=SIN(2*PI()/8*[.$A42]*[.H$29])" office:value-type="float" office:value="0" calcext:value-type="float">
            <text:p>0,0000000</text:p>
          </table:table-cell>
          <table:table-cell table:style-name="ce60" table:formula="of:=SIN(2*PI()/8*[.$A42]*[.I$29])" office:value-type="float" office:value="0" calcext:value-type="float">
            <text:p>0,0000000</text:p>
          </table:table-cell>
          <table:table-cell table:number-columns-repeated="55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style-name="ce36" table:formula="of:=SIN(2*PI()/8*[.$A43]*[.B$29])" office:value-type="float" office:value="0" calcext:value-type="float">
            <text:p>0,0000000</text:p>
          </table:table-cell>
          <table:table-cell table:style-name="ce38" table:formula="of:=SIN(2*PI()/8*[.$A43]*[.C$29])" office:value-type="float" office:value="0.707106781186548" calcext:value-type="float">
            <text:p>0,7071068</text:p>
          </table:table-cell>
          <table:table-cell table:style-name="ce40" table:formula="of:=SIN(2*PI()/8*[.$A43]*[.D$29])" office:value-type="float" office:value="1" calcext:value-type="float">
            <text:p>1,0000000</text:p>
          </table:table-cell>
          <table:table-cell table:style-name="ce17" table:formula="of:=SIN(2*PI()/8*[.$A43]*[.E$29])" office:value-type="float" office:value="0.707106781186548" calcext:value-type="float">
            <text:p>0,7071068</text:p>
          </table:table-cell>
          <table:table-cell table:style-name="ce36" table:formula="of:=SIN(2*PI()/8*[.$A43]*[.F$29])" office:value-type="float" office:value="1.22464679914735E-016" calcext:value-type="float">
            <text:p>0,0000000</text:p>
          </table:table-cell>
          <table:table-cell table:style-name="ce51" table:formula="of:=SIN(2*PI()/8*[.$A43]*[.G$29])" office:value-type="float" office:value="-0.707106781186547" calcext:value-type="float">
            <text:p>-0,7071068</text:p>
          </table:table-cell>
          <table:table-cell table:style-name="ce40" table:formula="of:=SIN(2*PI()/8*[.$A43]*[.H$29])" office:value-type="float" office:value="-1" calcext:value-type="float">
            <text:p>-1,0000000</text:p>
          </table:table-cell>
          <table:table-cell table:style-name="ce61" table:formula="of:=SIN(2*PI()/8*[.$A43]*[.I$29])" office:value-type="float" office:value="-0.707106781186548" calcext:value-type="float">
            <text:p>-0,7071068</text:p>
          </table:table-cell>
          <table:table-cell table:number-columns-repeated="55"/>
        </table:table-row>
        <table:table-row table:style-name="ro1">
          <table:table-cell table:style-name="ce32" office:value-type="float" office:value="2" calcext:value-type="float">
            <text:p>2</text:p>
          </table:table-cell>
          <table:table-cell table:style-name="ce36" table:formula="of:=SIN(2*PI()/8*[.$A44]*[.B$29])" office:value-type="float" office:value="0" calcext:value-type="float">
            <text:p>0,0000000</text:p>
          </table:table-cell>
          <table:table-cell table:style-name="ce38" table:formula="of:=SIN(2*PI()/8*[.$A44]*[.C$29])" office:value-type="float" office:value="1" calcext:value-type="float">
            <text:p>1,0000000</text:p>
          </table:table-cell>
          <table:table-cell table:style-name="ce40" table:formula="of:=SIN(2*PI()/8*[.$A44]*[.D$29])" office:value-type="float" office:value="1.22464679914735E-016" calcext:value-type="float">
            <text:p>0,0000000</text:p>
          </table:table-cell>
          <table:table-cell table:style-name="ce17" table:formula="of:=SIN(2*PI()/8*[.$A44]*[.E$29])" office:value-type="float" office:value="-1" calcext:value-type="float">
            <text:p>-1,0000000</text:p>
          </table:table-cell>
          <table:table-cell table:style-name="ce36" table:formula="of:=SIN(2*PI()/8*[.$A44]*[.F$29])" office:value-type="float" office:value="-2.44929359829471E-016" calcext:value-type="float">
            <text:p>0,0000000</text:p>
          </table:table-cell>
          <table:table-cell table:style-name="ce51" table:formula="of:=SIN(2*PI()/8*[.$A44]*[.G$29])" office:value-type="float" office:value="1" calcext:value-type="float">
            <text:p>1,0000000</text:p>
          </table:table-cell>
          <table:table-cell table:style-name="ce40" table:formula="of:=SIN(2*PI()/8*[.$A44]*[.H$29])" office:value-type="float" office:value="3.67394039744206E-016" calcext:value-type="float">
            <text:p>0,0000000</text:p>
          </table:table-cell>
          <table:table-cell table:style-name="ce61" table:formula="of:=SIN(2*PI()/8*[.$A44]*[.I$29])" office:value-type="float" office:value="-1" calcext:value-type="float">
            <text:p>-1,0000000</text:p>
          </table:table-cell>
          <table:table-cell table:number-columns-repeated="55"/>
        </table:table-row>
        <table:table-row table:style-name="ro1">
          <table:table-cell table:style-name="ce32" office:value-type="float" office:value="3" calcext:value-type="float">
            <text:p>3</text:p>
          </table:table-cell>
          <table:table-cell table:style-name="ce36" table:formula="of:=SIN(2*PI()/8*[.$A45]*[.B$29])" office:value-type="float" office:value="0" calcext:value-type="float">
            <text:p>0,0000000</text:p>
          </table:table-cell>
          <table:table-cell table:style-name="ce38" table:formula="of:=SIN(2*PI()/8*[.$A45]*[.C$29])" office:value-type="float" office:value="0.707106781186548" calcext:value-type="float">
            <text:p>0,7071068</text:p>
          </table:table-cell>
          <table:table-cell table:style-name="ce40" table:formula="of:=SIN(2*PI()/8*[.$A45]*[.D$29])" office:value-type="float" office:value="-1" calcext:value-type="float">
            <text:p>-1,0000000</text:p>
          </table:table-cell>
          <table:table-cell table:style-name="ce17" table:formula="of:=SIN(2*PI()/8*[.$A45]*[.E$29])" office:value-type="float" office:value="0.707106781186547" calcext:value-type="float">
            <text:p>0,7071068</text:p>
          </table:table-cell>
          <table:table-cell table:style-name="ce36" table:formula="of:=SIN(2*PI()/8*[.$A45]*[.F$29])" office:value-type="float" office:value="3.67394039744206E-016" calcext:value-type="float">
            <text:p>0,0000000</text:p>
          </table:table-cell>
          <table:table-cell table:style-name="ce51" table:formula="of:=SIN(2*PI()/8*[.$A45]*[.G$29])" office:value-type="float" office:value="-0.707106781186548" calcext:value-type="float">
            <text:p>-0,7071068</text:p>
          </table:table-cell>
          <table:table-cell table:style-name="ce40" table:formula="of:=SIN(2*PI()/8*[.$A45]*[.H$29])" office:value-type="float" office:value="1" calcext:value-type="float">
            <text:p>1,0000000</text:p>
          </table:table-cell>
          <table:table-cell table:style-name="ce61" table:formula="of:=SIN(2*PI()/8*[.$A45]*[.I$29])" office:value-type="float" office:value="-0.707106781186548" calcext:value-type="float">
            <text:p>-0,7071068</text:p>
          </table:table-cell>
          <table:table-cell table:number-columns-repeated="55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6" table:formula="of:=SIN(2*PI()/8*[.$A46]*[.B$29])" office:value-type="float" office:value="0" calcext:value-type="float">
            <text:p>0,0000000</text:p>
          </table:table-cell>
          <table:table-cell table:style-name="ce38" table:formula="of:=SIN(2*PI()/8*[.$A46]*[.C$29])" office:value-type="float" office:value="1.22464679914735E-016" calcext:value-type="float">
            <text:p>0,0000000</text:p>
          </table:table-cell>
          <table:table-cell table:style-name="ce40" table:formula="of:=SIN(2*PI()/8*[.$A46]*[.D$29])" office:value-type="float" office:value="-2.44929359829471E-016" calcext:value-type="float">
            <text:p>0,0000000</text:p>
          </table:table-cell>
          <table:table-cell table:style-name="ce17" table:formula="of:=SIN(2*PI()/8*[.$A46]*[.E$29])" office:value-type="float" office:value="3.67394039744206E-016" calcext:value-type="float">
            <text:p>0,0000000</text:p>
          </table:table-cell>
          <table:table-cell table:style-name="ce36" table:formula="of:=SIN(2*PI()/8*[.$A46]*[.F$29])" office:value-type="float" office:value="-4.89858719658941E-016" calcext:value-type="float">
            <text:p>0,0000000</text:p>
          </table:table-cell>
          <table:table-cell table:style-name="ce51" table:formula="of:=SIN(2*PI()/8*[.$A46]*[.G$29])" office:value-type="float" office:value="6.12323399573677E-016" calcext:value-type="float">
            <text:p>0,0000000</text:p>
          </table:table-cell>
          <table:table-cell table:style-name="ce40" table:formula="of:=SIN(2*PI()/8*[.$A46]*[.H$29])" office:value-type="float" office:value="-7.34788079488412E-016" calcext:value-type="float">
            <text:p>0,0000000</text:p>
          </table:table-cell>
          <table:table-cell table:style-name="ce61" table:formula="of:=SIN(2*PI()/8*[.$A46]*[.I$29])" office:value-type="float" office:value="8.57252759403147E-016" calcext:value-type="float">
            <text:p>0,0000000</text:p>
          </table:table-cell>
          <table:table-cell table:number-columns-repeated="55"/>
        </table:table-row>
        <table:table-row table:style-name="ro1">
          <table:table-cell table:style-name="ce32" office:value-type="float" office:value="5" calcext:value-type="float">
            <text:p>5</text:p>
          </table:table-cell>
          <table:table-cell table:style-name="ce36" table:formula="of:=SIN(2*PI()/8*[.$A47]*[.B$29])" office:value-type="float" office:value="0" calcext:value-type="float">
            <text:p>0,0000000</text:p>
          </table:table-cell>
          <table:table-cell table:style-name="ce38" table:formula="of:=SIN(2*PI()/8*[.$A47]*[.C$29])" office:value-type="float" office:value="-0.707106781186547" calcext:value-type="float">
            <text:p>-0,7071068</text:p>
          </table:table-cell>
          <table:table-cell table:style-name="ce40" table:formula="of:=SIN(2*PI()/8*[.$A47]*[.D$29])" office:value-type="float" office:value="1" calcext:value-type="float">
            <text:p>1,0000000</text:p>
          </table:table-cell>
          <table:table-cell table:style-name="ce17" table:formula="of:=SIN(2*PI()/8*[.$A47]*[.E$29])" office:value-type="float" office:value="-0.707106781186548" calcext:value-type="float">
            <text:p>-0,7071068</text:p>
          </table:table-cell>
          <table:table-cell table:style-name="ce36" table:formula="of:=SIN(2*PI()/8*[.$A47]*[.F$29])" office:value-type="float" office:value="6.12323399573677E-016" calcext:value-type="float">
            <text:p>0,0000000</text:p>
          </table:table-cell>
          <table:table-cell table:style-name="ce51" table:formula="of:=SIN(2*PI()/8*[.$A47]*[.G$29])" office:value-type="float" office:value="0.707106781186548" calcext:value-type="float">
            <text:p>0,7071068</text:p>
          </table:table-cell>
          <table:table-cell table:style-name="ce40" table:formula="of:=SIN(2*PI()/8*[.$A47]*[.H$29])" office:value-type="float" office:value="-1" calcext:value-type="float">
            <text:p>-1,0000000</text:p>
          </table:table-cell>
          <table:table-cell table:style-name="ce61" table:formula="of:=SIN(2*PI()/8*[.$A47]*[.I$29])" office:value-type="float" office:value="0.707106781186549" calcext:value-type="float">
            <text:p>0,7071068</text:p>
          </table:table-cell>
          <table:table-cell table:number-columns-repeated="55"/>
        </table:table-row>
        <table:table-row table:style-name="ro1">
          <table:table-cell table:style-name="ce32" office:value-type="float" office:value="6" calcext:value-type="float">
            <text:p>6</text:p>
          </table:table-cell>
          <table:table-cell table:style-name="ce36" table:formula="of:=SIN(2*PI()/8*[.$A48]*[.B$29])" office:value-type="float" office:value="0" calcext:value-type="float">
            <text:p>0,0000000</text:p>
          </table:table-cell>
          <table:table-cell table:style-name="ce38" table:formula="of:=SIN(2*PI()/8*[.$A48]*[.C$29])" office:value-type="float" office:value="-1" calcext:value-type="float">
            <text:p>-1,0000000</text:p>
          </table:table-cell>
          <table:table-cell table:style-name="ce40" table:formula="of:=SIN(2*PI()/8*[.$A48]*[.D$29])" office:value-type="float" office:value="3.67394039744206E-016" calcext:value-type="float">
            <text:p>0,0000000</text:p>
          </table:table-cell>
          <table:table-cell table:style-name="ce17" table:formula="of:=SIN(2*PI()/8*[.$A48]*[.E$29])" office:value-type="float" office:value="1" calcext:value-type="float">
            <text:p>1,0000000</text:p>
          </table:table-cell>
          <table:table-cell table:style-name="ce36" table:formula="of:=SIN(2*PI()/8*[.$A48]*[.F$29])" office:value-type="float" office:value="-7.34788079488412E-016" calcext:value-type="float">
            <text:p>0,0000000</text:p>
          </table:table-cell>
          <table:table-cell table:style-name="ce51" table:formula="of:=SIN(2*PI()/8*[.$A48]*[.G$29])" office:value-type="float" office:value="-1" calcext:value-type="float">
            <text:p>-1,0000000</text:p>
          </table:table-cell>
          <table:table-cell table:style-name="ce40" table:formula="of:=SIN(2*PI()/8*[.$A48]*[.H$29])" office:value-type="float" office:value="1.10218211923262E-015" calcext:value-type="float">
            <text:p>0,0000000</text:p>
          </table:table-cell>
          <table:table-cell table:style-name="ce61" table:formula="of:=SIN(2*PI()/8*[.$A48]*[.I$29])" office:value-type="float" office:value="1" calcext:value-type="float">
            <text:p>1,0000000</text:p>
          </table:table-cell>
          <table:table-cell table:number-columns-repeated="55"/>
        </table:table-row>
        <table:table-row table:style-name="ro1">
          <table:table-cell table:style-name="ce32" office:value-type="float" office:value="7" calcext:value-type="float">
            <text:p>7</text:p>
          </table:table-cell>
          <table:table-cell table:style-name="ce36" table:formula="of:=SIN(2*PI()/8*[.$A49]*[.B$29])" office:value-type="float" office:value="0" calcext:value-type="float">
            <text:p>0,0000000</text:p>
          </table:table-cell>
          <table:table-cell table:style-name="ce38" table:formula="of:=SIN(2*PI()/8*[.$A49]*[.C$29])" office:value-type="float" office:value="-0.707106781186548" calcext:value-type="float">
            <text:p>-0,7071068</text:p>
          </table:table-cell>
          <table:table-cell table:style-name="ce40" table:formula="of:=SIN(2*PI()/8*[.$A49]*[.D$29])" office:value-type="float" office:value="-1" calcext:value-type="float">
            <text:p>-1,0000000</text:p>
          </table:table-cell>
          <table:table-cell table:style-name="ce17" table:formula="of:=SIN(2*PI()/8*[.$A49]*[.E$29])" office:value-type="float" office:value="-0.707106781186548" calcext:value-type="float">
            <text:p>-0,7071068</text:p>
          </table:table-cell>
          <table:table-cell table:style-name="ce36" table:formula="of:=SIN(2*PI()/8*[.$A49]*[.F$29])" office:value-type="float" office:value="8.57252759403147E-016" calcext:value-type="float">
            <text:p>0,0000000</text:p>
          </table:table-cell>
          <table:table-cell table:style-name="ce52" table:formula="of:=SIN(2*PI()/8*[.$A49]*[.G$29])" office:value-type="float" office:value="0.707106781186549" calcext:value-type="float">
            <text:p>0,7071068</text:p>
          </table:table-cell>
          <table:table-cell table:style-name="ce57" table:formula="of:=SIN(2*PI()/8*[.$A49]*[.H$29])" office:value-type="float" office:value="1" calcext:value-type="float">
            <text:p>1,0000000</text:p>
          </table:table-cell>
          <table:table-cell table:style-name="ce62" table:formula="of:=SIN(2*PI()/8*[.$A49]*[.I$29])" office:value-type="float" office:value="0.707106781186545" calcext:value-type="float">
            <text:p>0,7071068</text:p>
          </table:table-cell>
          <table:table-cell table:number-columns-repeated="55"/>
        </table:table-row>
        <table:table-row table:style-name="ro1">
          <table:table-cell table:style-name="ce5"/>
          <table:table-cell table:number-columns-repeated="5"/>
          <table:table-cell office:value-type="string" calcext:value-type="string">
            <text:p>sind exakt invers</text:p>
          </table:table-cell>
          <table:table-cell/>
          <table:table-cell table:style-name="ce11"/>
          <table:table-cell table:number-columns-repeated="55"/>
        </table:table-row>
        <table:table-row table:style-name="ro1">
          <table:table-cell table:style-name="ce6"/>
          <table:table-cell table:style-name="ce9" table:number-columns-repeated="7"/>
          <table:table-cell table:style-name="ce13"/>
          <table:table-cell table:number-columns-repeated="55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 number:title="Benutzerdefiniert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.00.0000</text:date>, <text:time style:data-style-name="N2" text:time-value="20:28:22.3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2T14:08:04.422000000</meta:creation-date>
    <dc:date>2021-12-12T20:40:06.840000000</dc:date>
    <meta:editing-duration>PT21M21S</meta:editing-duration>
    <meta:editing-cycles>4</meta:editing-cycles>
    <meta:generator>LibreOffice/6.4.4.2$Windows_X86_64 LibreOffice_project/3d775be2011f3886db32dfd395a6a6d1ca2630ff</meta:generator>
    <meta:document-statistic meta:table-count="1" meta:cell-count="442" meta:object-count="0"/>
  </office:meta>
</office:document-meta>
</file>